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86980" officeooo:paragraph-rsid="00a70663" style:font-weight-asian="normal" style:font-weight-complex="normal"/>
    </style:style>
    <style:style style:name="P29" style:family="paragraph" style:parent-style-name="Standard">
      <style:text-properties fo:font-weight="normal" officeooo:rsid="00297c68" officeooo:paragraph-rsid="00297c68" style:font-weight-asian="normal" style:font-weight-complex="normal"/>
    </style:style>
    <style:style style:name="P30" style:family="paragraph" style:parent-style-name="Standard">
      <style:text-properties fo:font-weight="normal" officeooo:rsid="00297c68" officeooo:paragraph-rsid="00a802a8"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9f4e3" officeooo:paragraph-rsid="00a802a8" style:font-weight-asian="normal" style:font-weight-complex="normal"/>
    </style:style>
    <style:style style:name="P35" style:family="paragraph" style:parent-style-name="Standard">
      <style:text-properties fo:font-weight="normal" officeooo:rsid="002a28db" officeooo:paragraph-rsid="002a28db" style:font-weight-asian="normal" style:font-weight-complex="normal"/>
    </style:style>
    <style:style style:name="P36" style:family="paragraph" style:parent-style-name="Standard">
      <style:text-properties fo:font-weight="normal" officeooo:rsid="005c4a82" officeooo:paragraph-rsid="005c4a82" style:font-weight-asian="normal" style:font-weight-complex="normal"/>
    </style:style>
    <style:style style:name="P37" style:family="paragraph" style:parent-style-name="Standard">
      <style:text-properties fo:font-weight="normal" officeooo:rsid="005d75b3" officeooo:paragraph-rsid="005d75b3" style:font-weight-asian="normal" style:font-weight-complex="normal"/>
    </style:style>
    <style:style style:name="P38" style:family="paragraph" style:parent-style-name="Standard">
      <style:text-properties fo:font-weight="normal" officeooo:rsid="005ef260" officeooo:paragraph-rsid="005ef260" style:font-weight-asian="normal" style:font-weight-complex="normal"/>
    </style:style>
    <style:style style:name="P39" style:family="paragraph" style:parent-style-name="Standard">
      <style:text-properties fo:font-weight="normal" officeooo:rsid="00251a67" officeooo:paragraph-rsid="00a5f48f" style:font-weight-asian="normal" style:font-weight-complex="normal"/>
    </style:style>
    <style:style style:name="P40" style:family="paragraph" style:parent-style-name="Standard">
      <style:text-properties fo:font-weight="normal" officeooo:rsid="00a5f48f" officeooo:paragraph-rsid="00a5f48f" style:font-weight-asian="normal" style:font-weight-complex="normal"/>
    </style:style>
    <style:style style:name="P41" style:family="paragraph" style:parent-style-name="Standard">
      <style:text-properties fo:font-weight="normal" officeooo:rsid="00a70663" officeooo:paragraph-rsid="00a70663" style:font-weight-asian="normal" style:font-weight-complex="normal"/>
    </style:style>
    <style:style style:name="P42" style:family="paragraph" style:parent-style-name="Standard">
      <style:text-properties fo:font-weight="normal" officeooo:rsid="00a802a8" officeooo:paragraph-rsid="00a802a8" style:font-weight-asian="normal" style:font-weight-complex="normal"/>
    </style:style>
    <style:style style:name="P43"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2"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3"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64"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65"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6"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7"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8"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9"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70"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71"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72"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74"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75"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6"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7"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8"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9"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80"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81"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82"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38"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44"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49"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50"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51"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52"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53"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54"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55"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56"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57"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58"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59"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60"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61"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62"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63"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164"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165"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166"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167"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168"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69" style:family="paragraph" style:parent-style-name="Standard">
      <style:text-properties officeooo:rsid="005c4a82" officeooo:paragraph-rsid="005c4a82"/>
    </style:style>
    <style:style style:name="P170" style:family="paragraph" style:parent-style-name="Standard">
      <style:text-properties style:text-underline-style="none" fo:font-weight="bold" officeooo:rsid="005c4a82" officeooo:paragraph-rsid="005c4a82" style:font-weight-asian="bold" style:font-weight-complex="bold"/>
    </style:style>
    <style:style style:name="P171" style:family="paragraph" style:parent-style-name="Standard">
      <style:text-properties style:text-underline-style="none" fo:font-weight="normal" officeooo:rsid="005c4a82" officeooo:paragraph-rsid="005c4a82" style:font-weight-asian="normal" style:font-weight-complex="normal"/>
    </style:style>
    <style:style style:name="P172" style:family="paragraph" style:parent-style-name="Standard">
      <style:text-properties style:text-underline-style="none" fo:font-weight="normal" officeooo:rsid="005ef260" officeooo:paragraph-rsid="005ef260" style:font-weight-asian="normal" style:font-weight-complex="normal"/>
    </style:style>
    <style:style style:name="P173"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74"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75"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76"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77"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78"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79"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80"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81"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82"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183"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84"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85"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86"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87"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88"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89"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90" style:family="paragraph" style:parent-style-name="Standard">
      <style:text-properties officeooo:paragraph-rsid="00a53364"/>
    </style:style>
    <style:style style:name="P191" style:family="paragraph" style:parent-style-name="Standard">
      <style:text-properties officeooo:rsid="00a53364" officeooo:paragraph-rsid="00a53364"/>
    </style:style>
    <style:style style:name="P192" style:family="paragraph" style:parent-style-name="Standard" style:list-style-name="L1">
      <style:text-properties fo:font-weight="normal" officeooo:rsid="0017feb0" officeooo:paragraph-rsid="0017feb0" style:font-weight-asian="normal" style:font-weight-complex="normal"/>
    </style:style>
    <style:style style:name="P193" style:family="paragraph" style:parent-style-name="Standard" style:list-style-name="L2">
      <style:text-properties fo:font-weight="normal" officeooo:rsid="00251a67" officeooo:paragraph-rsid="00a5f48f" style:font-weight-asian="normal" style:font-weight-complex="normal"/>
    </style:style>
    <style:style style:name="P194" style:family="paragraph" style:parent-style-name="Standard" style:list-style-name="L2">
      <style:text-properties fo:font-weight="normal" officeooo:rsid="00251a67" officeooo:paragraph-rsid="00251a67" style:font-weight-asian="normal" style:font-weight-complex="normal"/>
    </style:style>
    <style:style style:name="P195" style:family="paragraph" style:parent-style-name="Standard" style:list-style-name="L3">
      <style:text-properties fo:font-weight="normal" officeooo:rsid="00251a67" officeooo:paragraph-rsid="00251a67" style:font-weight-asian="normal" style:font-weight-complex="normal"/>
    </style:style>
    <style:style style:name="P196" style:family="paragraph" style:parent-style-name="Standard" style:list-style-name="L3">
      <style:text-properties fo:font-weight="normal" officeooo:rsid="00251a67" officeooo:paragraph-rsid="00a5f48f" style:font-weight-asian="normal" style:font-weight-complex="normal"/>
    </style:style>
    <style:style style:name="P197" style:family="paragraph" style:parent-style-name="Standard" style:list-style-name="L1">
      <style:text-properties fo:font-weight="bold" officeooo:rsid="00a5f48f" officeooo:paragraph-rsid="00a5f48f" style:font-weight-asian="bold" style:font-weight-complex="bold"/>
    </style:style>
    <style:style style:name="P198" style:family="paragraph" style:parent-style-name="Standard" style:list-style-name="L11">
      <style:text-properties fo:font-weight="bold" officeooo:rsid="006b58fc" officeooo:paragraph-rsid="006b58fc" style:font-weight-asian="bold" style:font-weight-complex="bold"/>
    </style:style>
    <style:style style:name="P199"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00"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01"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02"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03"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04"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05"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206"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207"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208"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209"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21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1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12"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213"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214"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15"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216"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217"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218"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219"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220"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221"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222"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223"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224"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225"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226"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227"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228" style:family="paragraph" style:parent-style-name="Standard" style:list-style-name="L11">
      <style:text-properties officeooo:paragraph-rsid="006b58fc"/>
    </style:style>
    <style:style style:name="P229"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P230" style:family="paragraph" style:parent-style-name="Standard">
      <style:text-properties officeooo:rsid="00a53364" officeooo:paragraph-rsid="00a53364"/>
    </style:style>
    <style:style style:name="P231"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officeooo:rsid="00280253"/>
    </style:style>
    <style:style style:name="T47" style:family="text">
      <style:text-properties officeooo:rsid="00297c68"/>
    </style:style>
    <style:style style:name="T48" style:family="text">
      <style:text-properties officeooo:rsid="002a28db"/>
    </style:style>
    <style:style style:name="T49" style:family="text">
      <style:text-properties officeooo:rsid="002d5a6d"/>
    </style:style>
    <style:style style:name="T50" style:family="text">
      <style:text-properties officeooo:rsid="0030c791"/>
    </style:style>
    <style:style style:name="T51" style:family="text">
      <style:text-properties officeooo:rsid="003f90d2"/>
    </style:style>
    <style:style style:name="T52" style:family="text">
      <style:text-properties officeooo:rsid="004b4547"/>
    </style:style>
    <style:style style:name="T53" style:family="text">
      <style:text-properties officeooo:rsid="00559636"/>
    </style:style>
    <style:style style:name="T54" style:family="text">
      <style:text-properties officeooo:rsid="0058fbe7"/>
    </style:style>
    <style:style style:name="T55" style:family="text">
      <style:text-properties officeooo:rsid="005a7abb"/>
    </style:style>
    <style:style style:name="T56" style:family="text">
      <style:text-properties style:text-underline-style="solid" style:text-underline-width="auto" style:text-underline-color="font-color"/>
    </style:style>
    <style:style style:name="T57" style:family="text">
      <style:text-properties fo:font-size="12pt" fo:font-weight="normal" style:font-size-asian="10.5pt" style:font-weight-asian="normal" style:font-size-complex="12pt" style:font-weight-complex="normal"/>
    </style:style>
    <style:style style:name="T58" style:family="text">
      <style:text-properties fo:font-size="12pt" fo:font-weight="normal" officeooo:rsid="005ac61c" style:font-size-asian="10.5pt" style:font-weight-asian="normal" style:font-size-complex="12pt" style:font-weight-complex="normal"/>
    </style:style>
    <style:style style:name="T59" style:family="text">
      <style:text-properties fo:font-size="12pt" fo:font-weight="normal" officeooo:rsid="0088507c" style:font-size-asian="10.5pt" style:font-weight-asian="normal" style:font-size-complex="12pt" style:font-weight-complex="normal"/>
    </style:style>
    <style:style style:name="T60" style:family="text">
      <style:text-properties fo:font-size="12pt" fo:font-weight="normal" officeooo:rsid="00892475" style:font-size-asian="10.5pt" style:font-weight-asian="normal" style:font-size-complex="12pt" style:font-weight-complex="normal"/>
    </style:style>
    <style:style style:name="T61" style:family="text">
      <style:text-properties fo:font-size="12pt" fo:font-weight="normal" officeooo:rsid="008a6c6c" style:font-size-asian="10.5pt" style:font-weight-asian="normal" style:font-size-complex="12pt" style:font-weight-complex="normal"/>
    </style:style>
    <style:style style:name="T62" style:family="text">
      <style:text-properties fo:font-size="12pt" fo:font-weight="normal" officeooo:rsid="008c3875" style:font-size-asian="10.5pt" style:font-weight-asian="normal" style:font-size-complex="12pt" style:font-weight-complex="normal"/>
    </style:style>
    <style:style style:name="T63" style:family="text">
      <style:text-properties fo:font-size="12pt" fo:font-weight="normal" officeooo:rsid="008f018f" style:font-size-asian="10.5pt" style:font-weight-asian="normal" style:font-size-complex="12pt" style:font-weight-complex="normal"/>
    </style:style>
    <style:style style:name="T64" style:family="text">
      <style:text-properties fo:font-size="12pt" fo:font-weight="normal" officeooo:rsid="008fa953" style:font-size-asian="10.5pt" style:font-weight-asian="normal" style:font-size-complex="12pt" style:font-weight-complex="normal"/>
    </style:style>
    <style:style style:name="T65" style:family="text">
      <style:text-properties fo:font-size="12pt" fo:font-weight="normal" officeooo:rsid="0090a4d9" style:font-size-asian="10.5pt" style:font-weight-asian="normal" style:font-size-complex="12pt" style:font-weight-complex="normal"/>
    </style:style>
    <style:style style:name="T66" style:family="text">
      <style:text-properties fo:font-size="12pt" fo:font-weight="normal" officeooo:rsid="0092dac2" style:font-size-asian="10.5pt" style:font-weight-asian="normal" style:font-size-complex="12pt" style:font-weight-complex="normal"/>
    </style:style>
    <style:style style:name="T67" style:family="text">
      <style:text-properties fo:font-size="12pt" fo:font-weight="normal" officeooo:rsid="00b44246" style:font-size-asian="10.5pt" style:font-weight-asian="normal" style:font-size-complex="12pt" style:font-weight-complex="normal"/>
    </style:style>
    <style:style style:name="T68" style:family="text">
      <style:text-properties fo:font-size="12pt" fo:font-weight="normal" officeooo:rsid="00b5fa72" style:font-size-asian="10.5pt" style:font-weight-asian="normal" style:font-size-complex="12pt" style:font-weight-complex="normal"/>
    </style:style>
    <style:style style:name="T69"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0" style:family="text">
      <style:text-properties fo:font-size="12pt" style:text-underline-style="none" fo:font-weight="bold" officeooo:rsid="006b58fc" style:font-size-asian="10.5pt" style:font-weight-asian="bold" style:font-size-complex="12pt" style:font-weight-complex="bold"/>
    </style:style>
    <style:style style:name="T71" style:family="text">
      <style:text-properties fo:font-size="12pt" style:text-underline-style="none" fo:font-weight="normal" style:font-size-asian="10.5pt" style:font-weight-asian="normal" style:font-size-complex="12pt" style:font-weight-complex="normal"/>
    </style:style>
    <style:style style:name="T72" style:family="text">
      <style:text-properties fo:font-size="12pt" style:text-underline-style="none" fo:font-weight="normal" officeooo:rsid="006b58fc" style:font-size-asian="10.5pt" style:font-weight-asian="normal" style:font-size-complex="12pt" style:font-weight-complex="normal"/>
    </style:style>
    <style:style style:name="T73" style:family="text">
      <style:text-properties fo:font-size="12pt" style:text-underline-style="none" fo:font-weight="normal" officeooo:rsid="00a53364" style:font-size-asian="10.5pt" style:font-weight-asian="normal" style:font-size-complex="12pt" style:font-weight-complex="normal"/>
    </style:style>
    <style:style style:name="T74" style:family="text">
      <style:text-properties fo:font-size="12pt" style:text-underline-style="none" fo:font-weight="normal" officeooo:rsid="00aee275" style:font-size-asian="10.5pt" style:font-weight-asian="normal" style:font-size-complex="12pt" style:font-weight-complex="normal"/>
    </style:style>
    <style:style style:name="T75" style:family="text">
      <style:text-properties fo:font-size="12pt" style:text-underline-style="none" style:font-size-asian="10.5pt" style:font-size-complex="12pt"/>
    </style:style>
    <style:style style:name="T76" style:family="text">
      <style:text-properties fo:font-size="12pt" style:font-size-asian="10.5pt" style:font-size-complex="12pt"/>
    </style:style>
    <style:style style:name="T77" style:family="text">
      <style:text-properties fo:font-size="12pt" officeooo:rsid="008c3875" style:font-size-asian="10.5pt" style:font-size-complex="12pt"/>
    </style:style>
    <style:style style:name="T78" style:family="text">
      <style:text-properties fo:font-size="12pt" officeooo:rsid="008f018f" style:font-size-asian="10.5pt" style:font-size-complex="12pt"/>
    </style:style>
    <style:style style:name="T79" style:family="text">
      <style:text-properties fo:font-size="12pt" fo:font-weight="bold" style:font-size-asian="10.5pt" style:font-weight-asian="bold" style:font-size-complex="12pt" style:font-weight-complex="bold"/>
    </style:style>
    <style:style style:name="T80" style:family="text">
      <style:text-properties style:text-underline-style="none"/>
    </style:style>
    <style:style style:name="T81" style:family="text">
      <style:text-properties style:text-underline-style="none" officeooo:rsid="005ac61c"/>
    </style:style>
    <style:style style:name="T82" style:family="text">
      <style:text-properties style:text-underline-style="none" officeooo:rsid="005d75b3"/>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bold" officeooo:rsid="005d75b3" style:font-weight-asian="bold" style:font-weight-complex="bold"/>
    </style:style>
    <style:style style:name="T85" style:family="text">
      <style:text-properties style:text-underline-style="none" officeooo:rsid="00aee275"/>
    </style:style>
    <style:style style:name="T86" style:family="text">
      <style:text-properties officeooo:rsid="0061d6c2"/>
    </style:style>
    <style:style style:name="T87" style:family="text">
      <style:text-properties officeooo:rsid="00657896"/>
    </style:style>
    <style:style style:name="T88" style:family="text">
      <style:text-properties officeooo:rsid="0067c2a6"/>
    </style:style>
    <style:style style:name="T89" style:family="text">
      <style:text-properties officeooo:rsid="006e841b"/>
    </style:style>
    <style:style style:name="T90" style:family="text">
      <style:text-properties officeooo:rsid="006fa821"/>
    </style:style>
    <style:style style:name="T91" style:family="text">
      <style:text-properties officeooo:rsid="0070009d"/>
    </style:style>
    <style:style style:name="T92" style:family="text">
      <style:text-properties officeooo:rsid="0072a36d"/>
    </style:style>
    <style:style style:name="T93" style:family="text">
      <style:text-properties officeooo:rsid="00851014"/>
    </style:style>
    <style:style style:name="T94" style:family="text">
      <style:text-properties officeooo:rsid="0097c950"/>
    </style:style>
    <style:style style:name="T95" style:family="text">
      <style:text-properties officeooo:rsid="0099a6d6"/>
    </style:style>
    <style:style style:name="T96" style:family="text">
      <style:text-properties officeooo:rsid="009f5cdb"/>
    </style:style>
    <style:style style:name="T97" style:family="text">
      <style:text-properties officeooo:rsid="00a53364"/>
    </style:style>
    <style:style style:name="T98" style:family="text">
      <style:text-properties officeooo:rsid="00a5f48f"/>
    </style:style>
    <style:style style:name="T99" style:family="text">
      <style:text-properties officeooo:rsid="0027136a"/>
    </style:style>
    <style:style style:name="T100" style:family="text">
      <style:text-properties officeooo:rsid="00a70663"/>
    </style:style>
    <style:style style:name="T101" style:family="text">
      <style:text-properties officeooo:rsid="00a802a8"/>
    </style:style>
    <style:style style:name="T102" style:family="text">
      <style:text-properties officeooo:rsid="00a904e1"/>
    </style:style>
    <style:style style:name="T103" style:family="text">
      <style:text-properties officeooo:rsid="00aa72a8"/>
    </style:style>
    <style:style style:name="T104" style:family="text">
      <style:text-properties officeooo:rsid="00aac701"/>
    </style:style>
    <style:style style:name="T105" style:family="text">
      <style:text-properties officeooo:rsid="00ab9c28"/>
    </style:style>
    <style:style style:name="T106" style:family="text">
      <style:text-properties officeooo:rsid="00ad4738"/>
    </style:style>
    <style:style style:name="T107" style:family="text">
      <style:text-properties officeooo:rsid="00ae69c3"/>
    </style:style>
    <style:style style:name="T108" style:family="text">
      <style:text-properties fo:font-style="italic" style:font-style-asian="italic" style:font-style-complex="italic"/>
    </style:style>
    <style:style style:name="T109" style:family="text">
      <style:text-properties fo:font-style="italic" officeooo:rsid="00ae69c3" style:font-style-asian="italic" style:font-style-complex="italic"/>
    </style:style>
    <style:style style:name="T110" style:family="text">
      <style:text-properties fo:font-style="italic" officeooo:rsid="00aee275" style:font-style-asian="italic" style:font-style-complex="italic"/>
    </style:style>
    <style:style style:name="T111" style:family="text">
      <style:text-properties fo:font-style="normal" officeooo:rsid="00ae69c3" style:font-style-asian="normal" style:font-style-complex="normal"/>
    </style:style>
    <style:style style:name="T112" style:family="text">
      <style:text-properties officeooo:rsid="00aee275"/>
    </style:style>
    <style:style style:name="T113" style:family="text">
      <style:text-properties officeooo:rsid="00afdb9e"/>
    </style:style>
    <style:style style:name="T114" style:family="text">
      <style:text-properties officeooo:rsid="00b21c4d"/>
    </style:style>
    <style:style style:name="T115" style:family="text">
      <style:text-properties officeooo:rsid="00b329e7"/>
    </style:style>
    <style:style style:name="T116" style:family="text">
      <style:text-properties officeooo:rsid="00b44246"/>
    </style:style>
    <style:style style:name="T117" style:family="text">
      <style:text-properties officeooo:rsid="00bacd51"/>
    </style:style>
    <style:style style:name="T118" style:family="text">
      <style:text-properties officeooo:rsid="00bcb90a"/>
    </style:style>
    <style:style style:name="T119" style:family="text">
      <style:text-properties officeooo:rsid="00bcc3b0"/>
    </style:style>
    <style:style style:name="T120" style:family="text">
      <style:text-properties officeooo:rsid="00bef24b"/>
    </style:style>
    <style:style style:name="T121" style:family="text">
      <style:text-properties officeooo:rsid="00bf55b3"/>
    </style:style>
    <style:style style:name="T122" style:family="text">
      <style:text-properties officeooo:rsid="00bfee3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text:span text:style-name="T98">un</text:span> rischio <text:span text:style-name="T98">maggiore </text:span>che il farmaco risulti tossico.</text:p>
      <text:p text:style-name="P14"/>
      <text:p text:style-name="P15">Jenner, 1700: Vaccino del vaiolo.</text:p>
      <text:p text:style-name="P15"/>
      <text:p text:style-name="P15">Esistono vari tipi di vaccino:</text:p>
      <text:list text:style-name="L1">
        <text:list-item>
          <text:p text:style-name="P192"><text:span text:style-name="T2">Vaccini vivi attenuati</text:span>: Efficaci ma con controindicazioni, specialmente in pazienti immunodepressi <text:span text:style-name="T98">per il rischio di riattivazione del patogeno</text:span>, <text:span text:style-name="T98">sono i primi ad essere stati sviluppati ma sono</text:span> tuttora usati.</text:p>
        </text:list-item>
        <text:list-item>
          <text:p text:style-name="P197">Vaccini inattivati:<text:span text:style-name="T15"> Possono contenere subunità virali, virus interi, toxoidi, RNA o DNA.</text:span></text:p>
        </text:list-item>
      </text:list>
      <text:p text:style-name="P15"/>
      <text:p text:style-name="P15">I virus sono diventati visibili solo dopo l’invenzione del microscopio elettronico, prima si era <text:span text:style-name="T98">dedotta</text:span> la loro esistenza ma non erano mai stati osservati direttamente <text:span text:style-name="T98">a causa delle loro ridottissime dimensioni</text:span>.</text:p>
      <text:p text:style-name="P15"/>
      <text:p text:style-name="P16">Osserva<text:span text:style-name="T98">nd</text:span>o l’anomalo tasso di sarcomi in alcuni pollai è stata <text:span text:style-name="T98">teorizzata (e poi confermata)</text:span>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text:span text:style-name="T98">o </text:span>DNA, singolo o doppio filamento, <text:span text:style-name="T98">polarità positiva o negativa</text:span>).</text:p>
      <text:p text:style-name="P17">Caratterizzati da alta velocità di mutazione. Non cotengono molecole ad attività enzimatica <text:span text:style-name="T98">(a volte però contengono enzimi utili sopratutto nelle prime fasi di infezioni) </text:span>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text:span text:style-name="T98">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98">(esistono sistemi di mascheramento)</text:span><text:span text:style-name="T12">.</text:span></text:p>
      <text:p text:style-name="P17"/>
      <text:p text:style-name="P18">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98">ha forma allungata che ricorda un filo</text:span><text:span text:style-name="T13">)</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98">con minima perdita di volume</text:span>).</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text:span text:style-name="T98">e variazioni di pH e temperatura. Sono tendenzialmente più virulenti perché causano di solito la lisi delle cellule in cui replicano. I virus</text:span> rivestiti sono favoriti all’interno dell’organismo ospite <text:span text:style-name="T98">perché l’envelope maschera gli antigeni e facilità la fusione con le membrana cellulari e quindi l’entrata nella cellula</text:span>, inoltre i virus rivestiti possono uscire dalla cellula <text:span text:style-name="T98">per gemmazione o esocitosi</text:span> senza rompere la membrana (infezioni persistenti).</text:p>
      <text:p text:style-name="P21">Nei virus rivestiti si trovano proteine tra l’envelope e il capside dette <text:span text:style-name="T2">proteine della matrice</text:span>.</text:p>
      <text:p text:style-name="P21"/>
      <text:p text:style-name="P22">L<text:span text:style-name="T98">a</text:span> presenza o meno di un envelope porta a differenze sostanziali nelle mod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
      <text:p text:style-name="P22">Il genoma dei virus è molto piccolo rispetto al genoma delle cellule, alcuni si sono ridotti a 3-4 kb. Le proteine virali svolgono molte funzioni (<text:span text:style-name="T2">moonlighting: </text:span>aumenta la compattezza del codice).</text:p>
      <text:p text:style-name="P22">Il genoma virale, tranne pochissime eccezioni, non presenta introni.</text:p>
      <text:p text:style-name="P22">Alcuni genomi virali presentano geni sovrapposti <text:span text:style-name="T98">che </text:span>danno origine a prodotti proteici differenti se la traduzione inizia in punti diversi.</text:p>
      <text:p text:style-name="P22">Nei virus a doppia elica alcuni geni sono codificati in una catena e altri nell’altra.</text:p>
      <text:p text:style-name="P40">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2"/>
      <text:p text:style-name="P4">Nomenclatura dei virus:</text:p>
      <text:p text:style-name="P23">Classicamente <text:span text:style-name="T98">son </text:span>classificati in base alle malattie che causano <text:span text:style-name="T98">è un </text:span>metodo inconsistente perché <text:span text:style-name="T98">alcuni </text:span>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4">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text:soft-page-break/>Nella nomenclatura corrente si segue un approccio gerarchico organizzato in famiglie, sottofamiglie, generi e quasi-specie <text:span text:style-name="T98">basandosi su: morfologia, proprietà antigeniche, tipo di materiale genetico ed omologia di sequenza genetica</text:span>.</text:p>
      <text:p text:style-name="P24"/>
      <text:p text:style-name="P5">Ciclo replicativo dei Virus:</text:p>
      <text:p text:style-name="P6">Fase precoce:</text:p>
      <text:list text:style-name="L2">
        <text:list-item>
          <text:p text:style-name="P193"><text:span text:style-name="T2">Attacco</text:span> (adsorbimento) alla cellula ospite. Fase più critica, se ha successo quasi sempre il virus arriverà a replicarsi. <text:span text:style-name="T98">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98">” sulla superficie del virus.</text:span></text:p>
        </text:list-item>
        <text:list-item>
          <text:p text:style-name="P193"><text:span text:style-name="T2">Penetrazione nel citoplasma: </text:span><text:span text:style-name="T98">Per i virus rivestiti avviene di solito tramite fusione dell’envelope con la membrana cellulare, per i virus nudi avviene tramite endocitosi.</text:span></text:p>
        </text:list-item>
        <text:list-item>
          <text:p text:style-name="P194"><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98">s</text:span>ibile.</text:p>
        </text:list-item>
        <text:list-item>
          <text:p text:style-name="P194"><text:span text:style-name="T2">Replicazione del genoma virale:</text:span> Il virus esprime i propri geni in un ordine ben preciso, ci sono geni precoci, geni intermedi e tradivi. Il genoma <text:span text:style-name="T98">virale </text:span>serve per produrre enzimi e altre proteine necessari<text:span text:style-name="T98">e</text:span> alla replicazione ed all’assemblaggio ma deve anche replicarsi per <text:span text:style-name="T98">essere incluso nei</text:span> nuovi virioni.</text:p>
        </text:list-item>
      </text:list>
      <text:p text:style-name="P6">Fase tardiva:</text:p>
      <text:list text:style-name="L3">
        <text:list-item>
          <text:p text:style-name="P195"><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196"><text:span text:style-name="T2">Rilascio</text:span> dalla cellula ospite. Dipende dalla natura del virus, <text:s/>virus nudi generalmente escono per lisi, i virus rivestiti per gemmazione.</text:p>
        </text:list-item>
      </text:list>
      <text:p text:style-name="P39"/>
      <text:p text:style-name="P40">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9"/>
      <text:p text:style-name="P39">I virus infettano preferenzialmente cellule in attiva replicazione (es. mucose) perché hanno il metabolismo più attivo, il virus può accelerare il metabolismo di cellule quiescenti ma risulta meno efficiente.</text:p>
      <text:p text:style-name="P39"><text:span text:style-name="T99">Virus che replicano più lentamente generano pochi virioni per cellula infettata (10^3) ma sono quasi tutti infettanti, virus più veloci generano molti più virioni figli (10^6 – 10^8) ma molti sono incompleti </text:span><text:span text:style-name="T98">e quindi incapaci di infettare a loro volta</text:span><text:span text:style-name="T99">.</text:span></text:p>
      <text:p text:style-name="P31"/>
      <text:p text:style-name="P7">Fase <text:span text:style-name="T47">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46">In questi casi la presenza di una risposta immune è uno svantaggio.</text:span></text:p>
      <text:p text:style-name="P25"/>
      <text:p text:style-name="P26"><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00">(esistono anche recettori la cui funzione fisiologica è ignota, come ad esempio CCR5).</text:span></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8">Per difendersi i virus hanno sviluppato strategie, ad esempio alcuni presentano i recettori introflessi (canyon) </text:p>
      <text:p text:style-name="P28"><text:span text:style-name="T7"/></text:p>
      <text:p text:style-name="P9">Fase II, entrata nel citoplasma:</text:p>
      <text:p text:style-name="P12">Virus Rivestiti</text:p>
      <text:p text:style-name="P41">Avviene solitamente per fusione dell’envelope con la membrana della cellula ospite.</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00">viene estesa</text:span>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47">attori coinvolti </text:span><text:span text:style-name="T100">(i quali vengono mantenuti “nascosti” fino a quando non sono necessari qindi il sistema immunitario non può riconoscerli)</text:span>.</text:p>
      <text:p text:style-name="P29"/>
      <text:p text:style-name="P8">Virus Nudi</text:p>
      <text:p text:style-name="P29">Entrano principalmente per endocitosi.</text:p>
      <text:p text:style-name="P29"/>
      <text:p text:style-name="P29">Esistono molte situazioni intermedie in cui, ad esempio, virus rivestiti entrano per endocitosi.</text:p>
      <text:p text:style-name="P29"/>
      <text:p text:style-name="P8">Fase II, uncoating:</text:p>
      <text:p text:style-name="P29">Virus con genoma a DNA raggiungono i pori nucleari e penetrano nel nucleo. In questa fase i virus modificano il citoscheletro per attraversare il citoplasma più velocemente.</text:p>
      <text:p text:style-name="P41">Virus ad RNA agiscono generalmente nel citoplasma.</text:p>
      <text:p text:style-name="P29"><text:span text:style-name="T100">Nei</text:span> virus che entrano per endocitosi il capside si disgrega parzialmente ad opera della vescicola endocitotica liberando il materiale genetico.</text:p>
      <text:p text:style-name="P29">HIV è un virus ad RNA che però d<text:span text:style-name="T100">à</text:span> origine ad un DNA a doppio filamento <text:span text:style-name="T100">il quale</text:span> viene trasportato nel nucleo ed integrato nel genoma ospite, la produzione del DNA avviene nel citoplasma ad opera dell’enzima <text:span text:style-name="T2">retrotrascrittasi</text:span> (virale).</text:p>
      <text:p text:style-name="P29"/>
      <text:p text:style-name="P8">Fase V: Assemblaggio</text:p>
      <text:p text:style-name="P29">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01">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9">Si assemblano le protene del capside lasciando un orifizio dal quale viene “tirato dentro” l’acido nucleico. Le molecole di acido nucleico vengono prodotte tutte in serie attaccate <text:span text:style-name="T101">le une alle altre</text:span> e tramite il riconoscimento delle sequenze di inizio e di fine alcune nucleasi taglia<text:span text:style-name="T101">no</text:span> le porzioni destinate a ciascun virione.</text:p>
      <text:p text:style-name="P29"/>
      <text:p text:style-name="P8">Fase VI: Rilascio</text:p>
      <text:p text:style-name="P29">Virus nudi: lisi cellulare.</text:p>
      <text:p text:style-name="P29"><text:soft-page-break/>Virus con involucro: escono per gemmazione, si assemblano in prossimità della membrana.</text:p>
      <text:p text:style-name="P29">I virus rivestiti che assemblano nel nucleo prendono il proprio rivestimento dalla membrana nucleare, altrimenti lo prendono dalla membrana citoplasmatica.</text:p>
      <text:p text:style-name="P29">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2">In realtà appunto perché il virus elimina il più possibile le proteine transmembrana cellulari non fa molta differenza da dove derivi la membrana dell’envelope.</text:p>
      <text:p text:style-name="P29"/>
      <text:p text:style-name="P8">Fase VII: Maturazione</text:p>
      <text:p text:style-name="P30">Avviene quando il virus è gemmato <text:span text:style-name="T101">(non sempre)</text:span> <text:span text:style-name="T101">tramite </text:span>specifici tagli o cambiamenti conformazionali nelle proteine virali (sintetizzate come precursosi) operate da proteasi virali <text:span text:style-name="T101">o</text:span> enzimi cellulari. <text:span text:style-name="T101">Eseguendo questo</text:span> processo <text:span text:style-name="T101">dopo la gemmazione</text:span> il virione neoformato spende meno tempo all’interno della cellula morente.</text:p>
      <text:p text:style-name="P30"/>
      <text:p text:style-name="P34">L’espressione genica virale, la replicazione del genoma virale e la sintesi proteica sono determinate dalla struttura del genoma virale.</text:p>
      <text:p text:style-name="P32">Buona parte dei geni <text:span text:style-name="T2">precoci</text:span> virali servono a fare il dirottam<text:span text:style-name="T101">e</text:span>nto (<text:span text:style-name="T2">hijack</text:span>)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4">I geni <text:span text:style-name="T2">intermedi</text:span> codificano per proteine che tengono sotto controllo il processo replicativo. </text:p>
      <text:p text:style-name="P34">I geni <text:span text:style-name="T2">tardivi</text:span> infine realizzano proteine necessarie all’assemblaggio <text:span text:style-name="T101">(ad esempio proteine del capside ed anti-recettori. </text:span><text:span text:style-name="T102">Ci sono eccezioni, ad esempio le proteine emagglutinina e neuraminidasi dei virus influenzali non sono considerate geni tardivi</text:span><text:span text:style-name="T101">)</text:span>.</text:p>
      <text:p text:style-name="P32"/>
      <text:p text:style-name="P32"><text:span text:style-name="T5">DNA a doppia catena</text:span><text:span text:style-name="T48">: </text:span><text:span text:style-name="T102">I</text:span>l materiale genetico virale è replicato nel nucleo <text:span text:style-name="T102">ed</text:span> è trascritto dalle RNA polimerasi cellulari.</text:p>
      <text:p text:style-name="P32"><text:span text:style-name="T2">Virus con DNA a singola catena</text:span>: deve diventare a doppia catena, per fare ciò si porta una DNA polimerasi virale <text:span text:style-name="T102">(all’interno del capside)</text:span> che sintetizza l’altro filamento. Si procede poi come i virus a DNA <text:span text:style-name="T102">a doppio filamento</text:span>.</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48">Si produce così un filamento di RNA a polarità negativa che è usato come stampo per produrre i nuovi filamenti a polarità positiva.</text:span></text:p>
      <text:p text:style-name="P35"><text:span text:style-name="T2">RNA a singolo filamento a polarità negativa</text:span>: portano nel capside (up-front) la RNA polimerasi che produce i filamenti positivi che fungono da stampi per i nuovi filamenti a polarità negativa <text:span text:style-name="T102">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02">trascrittasi inversa </text:span><text:span text:style-name="T33">o </text:span><text:span text:style-name="T102">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5"/>
      <text:p text:style-name="P43"><text:soft-page-break/>Impatto sulla cellula</text:p>
      <text:p text:style-name="P63">Si possono avere vari tipi di infezione:</text:p>
      <text:list text:style-name="L4">
        <text:list-item>
          <text:p text:style-name="P199"><text:span text:style-name="T2">Produttiva (citolitica)</text:span>: la cellula produce virioni e poi muore, maggior parte dei casi.</text:p>
        </text:list-item>
        <text:list-item>
          <text:p text:style-name="P199"><text:span text:style-name="T2">Abortiva</text:span>: i meccanismi di difesa della cellula funzionano e bloccano uno stadio della replicazione virale, <text:span text:style-name="T103">non si producono virioni</text:span>.</text:p>
        </text:list-item>
        <text:list-item>
          <text:p text:style-name="P210">Persistente attiva<text:span text:style-name="T15">: Il virus continua a replicare </text:span><text:span text:style-name="T34">provocando </text:span><text:span text:style-name="T15">danno al substrato o all’organo nel quale il virus si replica.</text:span></text:p>
        </text:list-item>
        <text:list-item>
          <text:p text:style-name="P210">Persistente latente<text:span text:style-name="T15">: Produzione di virioni intermittente o assente, </text:span><text:span text:style-name="T34">può rimanere in questo stato per anni, es. herpes, HIV</text:span><text:span text:style-name="T15">.</text:span></text:p>
        </text:list-item>
        <text:list-item>
          <text:p text:style-name="P210">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63"/>
      <text:p text:style-name="P45">Infezione Produttiva o Citolitica:</text:p>
      <text:p text:style-name="P63">Una delle prime cose che fa il virus è il blocco della sintesi proteica cellulare per avere a disposizione l’intero macchinario ribosomiale e per bloccare l<text:span text:style-name="T104">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04">oppure perché i cap rimossi dagli mRNA cellulari vengono attaccati sui trascritti virali</text:span>. </text:p>
      <text:p text:style-name="P63">Quest’operazione è realizzata dalle proteine dei geni precoci o da proteine già presenti nel capside o nella matrice del virus.</text:p>
      <text:p text:style-name="P63">Un altro effetto precoce è <text:span text:style-name="T49">il rallentamento/blocco della replicazione del DNA cellulare, </text:span><text:span text:style-name="T104">necessario perché i nucleotidi servono alla replicazione del genoma virale e come substrati energetici</text:span><text:span text:style-name="T49">.</text:span></text:p>
      <text:p text:style-name="P64">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64"/>
      <text:p text:style-name="P46">Alterazioni osservabili dell’infezione virale (effetti citopatici)</text:p>
      <text:list text:style-name="L5">
        <text:list-item>
          <text:p text:style-name="P200">Corpi di inclusione</text:p>
        </text:list-item>
        <text:list-item>
          <text:p text:style-name="P200">Cambiamenti morfologici</text:p>
        </text:list-item>
        <text:list-item>
          <text:p text:style-name="P200">Distruzione del nucleo</text:p>
        </text:list-item>
        <text:list-item>
          <text:p text:style-name="P200">Vacuoli</text:p>
        </text:list-item>
        <text:list-item>
          <text:p text:style-name="P200">Sincizi</text:p>
        </text:list-item>
        <text:list-item>
          <text:p text:style-name="P200">Gemmazione di virioni sulla membrana</text:p>
        </text:list-item>
      </text:list>
      <text:p text:style-name="P65"/>
      <text:p text:style-name="P46">Corpi di inclusione:<text:span text:style-name="T15"> Si osservano nel punto dove avviene l’assemblaggio dei virioni (nucleo o citoplasma). </text:span></text:p>
      <text:p text:style-name="P47">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67"/>
      <text:p text:style-name="P168"><text:soft-page-break/>Come può la cellula cercare di bloccare il ciclo replicativo?</text:p>
      <text:p text:style-name="P66">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0">Anche i virus hanno i propri miRNA che ostacolano </text:span><text:span text:style-name="T105">proteine necessarie</text:span><text:span text:style-name="T50"> ad esempio </text:span><text:span text:style-name="T105">nel</text:span><text:span text:style-name="T50">la presentazione dell’antigene e </text:span><text:span text:style-name="T105">nel</text:span><text:span text:style-name="T50">l’apoptosi.</text:span></text:p>
      <text:p text:style-name="P68">Le cellule contengono intrinsecamente proteine che ostacolano i virus: alcune cercano di bloccar<text:span text:style-name="T105">n</text:span>e l’ingresso, altr<text:span text:style-name="T105">e</text:span> l’uncoating, l’uscita dalla cellula, ecc… </text:p>
      <text:p text:style-name="P68"/>
      <text:p text:style-name="P48">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49"><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69"/>
      <text:p text:style-name="P50">Meccanismo di Trasformazione:</text:p>
      <text:p text:style-name="P70">Si tratta di un processo multi-step con inizio, promozione e progressione.</text:p>
      <text:p text:style-name="P71">I virus sono responsabili probabilmente del 20% dei tumori umani, fattore di rischio secondo solo al tabacco.</text:p>
      <text:p text:style-name="P71">Il ciclo di replicazione cellulare è strettamente regolato da fattori positivi e negativi, tra i regolatori positivi principali si trovano circa 150 proteine captate da recettori transmembrana con una porzione esterna che lega il fattore <text:span text:style-name="T105">di crescita </text:span>ed una parte interna che cambia conformazione <text:span text:style-name="T105">attivando </text:span>una catena di trasduzione <text:span text:style-name="T105">la quale</text:span> attiva geni che stimolano la cellula a replicare. In caso di mutazioni che causano ad esempio legame irreversibile del fattore o cambiamento conformazionale della porzione interna del recettore si ha <text:span text:style-name="T105">la trasduzione sempre attiva e </text:span>segnale pro-replicativo anomal<text:span text:style-name="T105">o</text:span>.</text:p>
      <text:p text:style-name="P71">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71">Esistono virus ad RNA trasformanti (es. retrovirus) e virus differenti che pur senza avere meccanismi simili ai retrovirus promuovono la mutazione cellulare (es. epatite C HCV).</text:p>
      <text:p text:style-name="P71">I virus trasformanti ad RNA agiscono sui regolatori positivi. I virus trasformanti a DNA agiscono sui regolatori negativi.</text:p>
      <text:p text:style-name="P51">I retrovirus: <text:span text:style-name="T15">I retrovirus si dividono in acutamente trasformanti e virus </text:span><text:span text:style-name="T36">trasformanti </text:span><text:span text:style-name="T15">cronici.</text:span></text:p>
      <text:p text:style-name="P71"/>
      <text:p text:style-name="P51"><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74"/>
      <text:p text:style-name="P52"><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75">L’inclusione dei retrovirus si pensava avvenisse a caso, poi si è scoperto che prevalentemente si integrano nell’eucromatina (attivamente trascritta) e che esistono alcuni punti nei quali l’inserzione è più probabile.</text:p>
      <text:p text:style-name="P75"/>
      <text:p text:style-name="P76">Per quanto riguarda la capacità trasformante per i virus trasformanti acuti non ha importanza il sito di integrazione <text:span text:style-name="T105">(hanno il loro oncogene)</text:span>. Invece nei virus trasformanti cronici ha importanza il sito di integrazione (ecco perché il tempo di latenza dei virus trasformanti acuti è così tanto più bassa).</text:p>
      <text:p text:style-name="P76"/>
      <text:p text:style-name="P53">Human T-cell leuk<text:span text:style-name="T107">e</text:span>mia virus (HTLV-1 e 2)</text:p>
      <text:p text:style-name="P72">Hanno bassa capacità di indurre tumori ma si tratta di tumori molto aggressivi.</text:p>
      <text:p text:style-name="P53"><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77">TAX va anche ad attivare <text:s/>la trascrizione di interleuchina-2 (IL-2) e del suo recettore (IL-2R) (fattori di crescita per i linfociti-T). IL-2 viene rilasciato all’esterno ed ha effetto <text:span text:style-name="T107">sia </text:span>paracrino <text:span text:style-name="T107">che</text:span> autocrino.</text:p>
      <text:p text:style-name="P77"/>
      <text:p text:style-name="P54">Virus trasformanti a DNA</text:p>
      <text:p text:style-name="P78">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4"><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79"/>
      <text:p text:style-name="P55"><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80"/>
      <text:p text:style-name="P62">Tipi di infezione:</text:p>
      <text:p text:style-name="P80">Si possono avere diverse dinamiche di infezione:</text:p>
      <text:list text:style-name="L6">
        <text:list-item>
          <text:p text:style-name="P201">Infezione acuta.</text:p>
        </text:list-item>
        <text:list-item>
          <text:p text:style-name="P201">Infezione acuta e a distanza di molti anni si può manifestare una malattia dovuta alla risposta dell’organismo.</text:p>
        </text:list-item>
        <text:list-item>
          <text:p text:style-name="P201">Infezione acuta con altra manifestazione differente a distanza di anni (es. varicella / zoster).</text:p>
        </text:list-item>
        <text:list-item>
          <text:p text:style-name="P201"><text:soft-page-break/>Infezione latente: continua produzione e rilascio di virus anche dopo l’attenuazione dei sintomi (es. HBV).</text:p>
        </text:list-item>
        <text:list-item>
          <text:p text:style-name="P201">Infezione che dà manifestazioni cliniche solo nelle fasi tardive (es. HIV).</text:p>
        </text:list-item>
        <text:list-item>
          <text:p text:style-name="P211"><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80"/>
      <text:p text:style-name="P81">Si può avere infezione asintomatica alla quale può o meno seguire la scomparsa del virus, infezione a cui segue convalescenza e guarigione, soggetto che presenta malattie ricorrenti <text:span text:style-name="T106">oppure</text:span> infezione con progressivo peggioramento fino alla morte.</text:p>
      <text:p text:style-name="P82">Le condizioni dell’ospite modificano la risposta all’esposizione ad un agente infettivo, tra cui: gravidanza, malnutrizione, età, terapia steroidea, inquinamento atmosferico.</text:p>
      <text:p text:style-name="P82"/>
      <text:p text:style-name="P44">Vie di ingresso dei virus</text:p>
      <text:p text:style-name="P73">La principale via di ingresso risulta l’apparato respiratorio, che è anche il distretto che presenta più difese. Nei paesi in via di sviluppo il secondo apparato più colpito è quello gastroenterico, nei paesi sviluppati è il sistema genito-urinario.</text:p>
      <text:p text:style-name="P73">In aumento sono le infezioni per via ematica (per-cutanee) <text:span text:style-name="T51">e tramite vettori (insetti).</text:span></text:p>
      <text:p text:style-name="P84">I virus hanno un minimo di attività replicativa nella sede di infezione, poi si riversano nel sangue e raggiungono altre sedi di replicazione intermedie da cui vengono rilasciati nel sangue e raggiungono l’organo bersaglio.</text:p>
      <text:p text:style-name="P85">Altre possibili vie di ingresso sono il tratto digerente, le mucose, la cute lesa, occhi, orecchie, le vie genitali e la placenta.</text:p>
      <text:p text:style-name="P73"/>
      <text:p text:style-name="P83">In generale ogni virus ha una via di ingresso predefinita, ciò non toglie che il virus possa entrare tramite altre vie in condizioni particolari, ad esempio un virus a trasmissione alimentare <text:span text:style-name="T107">potrebbe essere trasmesso </text:span>tramite trasfusioni ematiche. </text:p>
      <text:p text:style-name="P85">Il virus si può replicare e riversar<text:span text:style-name="T107">si</text:span> nel torrente circolatorio a livello di capillari ematici ma più spesso tende a raggiungere capillari linfatici. </text:p>
      <text:p text:style-name="P85"><text:span text:style-name="T2">Viremia</text:span>: presenza del virus nel sangue.</text:p>
      <text:p text:style-name="P85"/>
      <text:p text:style-name="P56">Esempio: <text:span text:style-name="T109">Herpes varicella-zoster </text:span><text:span text:style-name="T111">(</text:span><text:span text:style-name="T109">Human herpesvirus 3</text:span><text:span text:style-name="T111">)</text:span></text:p>
      <text:p text:style-name="P86">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6"/>
      <text:p text:style-name="P86">Il sistema immunitario efficiente può bloccare il virus in sede ematica, evitando che raggiunga<text:span text:style-name="T107">no</text:span> l’organo bersaglio. </text:p>
      <text:p text:style-name="P86"/>
      <text:p text:style-name="P57">Infezioni respiratorie:</text:p>
      <text:p text:style-name="P87">Di solito durano poco perché il sistema immunitario è organizzato in modo da bloccare rapidamente virus in questa sede, sono però facili le reinfezioni.</text:p>
      <text:p text:style-name="P87">Virus diversi si sono adattati a sostenere infezioni a livelli diversi dell’albero respiratorio, ad esempio i virus delle riniti <text:span text:style-name="T107">si </text:span>sono adattati a replicare a temperature intorno ai 33°C perché l’epitelio nasale è naturalmente più freddo <text:span text:style-name="T107">rispetto al resto del corpo</text:span>, sono rapidamente inattivati dal calore, ecco perché la febbre <text:span text:style-name="T107">è</text:span> un meccanismo di difesa così conservato nell’evoluzione.</text:p>
      <text:p text:style-name="P88">I virus che causano il comune raffreddore o comunque infezioni delle prime vie respiratorie sono molti <text:span text:style-name="T107">e sono </text:span>molto diversi <text:span text:style-name="T107">tra loro </text:span>ma hanno più o meno quadri sintomatici sovrapponibili, perché devono contrastare le stesse misure di difesa delle prime vie respiratorie. </text:p>
      <text:p text:style-name="P89">L’epitelio respiratorio superiore, proprio per la sua esposizione presenta importanti misure di protezione, la cosiddetta <text:span text:style-name="T2">immunità innata</text:span><text:span text:style-name="T107">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2">che inducono aumento della produzione di muco (e muco più denso del normale) da parte delle cellule mucipare (spiega i sintomi del raffreddore). La perdita dell’orletto a spazzola </text:span><text:span text:style-name="T107">e conseguente ristagno di muco</text:span><text:span text:style-name="T52"> permette la crescita batterica quindi apre la strada a sovra-infezioni. Dopo pochi giorni il sistema immunitario </text:span><text:span text:style-name="T107">generalmente</text:span><text:span text:style-name="T52"> prevale e le cellule dell’epitelio si rigenerano.</text:span></text:p>
      <text:p text:style-name="P90">La suscettibilità dell’individuo dipende dall’efficienza delle misure di difesa, innate <text:span text:style-name="T107">e non</text:span>, ad esempio la fibrosi cistica producendo muco denso facilita i virus respiratori, <text:span text:style-name="T107">così come il fumo di sigaretta che paralizza le ciglia.</text:span></text:p>
      <text:p text:style-name="P90">La frazione di incidenza delle infezioni respiratorie cambia molto con l’età: è molto diffusa nei primi anni di vita.</text:p>
      <text:p text:style-name="P90"/>
      <text:p text:style-name="P91">Nel tratto gastrointestinale come misure di difesa innate abbiamo il pH gastrico ed i sali biliari che emulsionando i lipidi danneggiano i virus con involucro esterno, di natura lipidica. </text:p>
      <text:p text:style-name="P92">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93">Nei bambini le infezioni più comuni <text:span text:style-name="T107">a carico del sistema gastroenterico</text:span> sono dovute a <text:span text:style-name="T2">rotavirus</text:span> mentre negli adulti diventano più comuni i <text:span text:style-name="T2">norovirus</text:span>. <text:span text:style-name="T107">I</text:span>n Italia la prevalenza di questi ultimi è più bassa rispetto a molti altri stati grazie ai sistemi di controllo che abbiamo messo in atto sugli alimenti.</text:p>
      <text:p text:style-name="P94">Molti virus che infettano per via gastroenterica utilizzano le cellule M come punto di ingresso.</text:p>
      <text:p text:style-name="P94"/>
      <text:p text:style-name="P58">Infezioni del tratto urogenitale</text:p>
      <text:p text:style-name="P94">Per quanto riguarda i virus è generalmente una via di importanza minore.</text:p>
      <text:p text:style-name="P94">L’infezione virale più diffusa in questa sede è il <text:span text:style-name="T2">papillomavirus </text:span><text:span text:style-name="T107">(può colpire anche altre sedi cutanee)</text:span>, per il quale esiste un vaccino.</text:p>
      <text:p text:style-name="P94">Altra infezione importante sono gli <text:span text:style-name="T107">h</text:span>erpes, per i quali non abbiamo un vaccino e le cui lesioni aumentano la possibilità di contrarre altre infezioni (ad esempio il rischio di HIV è aumentato di 100-1000 volte <text:span text:style-name="T107">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95"><text:span text:style-name="T107">Ovviamente non possiamo trascurare</text:span> HIV.</text:p>
      <text:p text:style-name="P95">Epatite B, che si trasmette <text:span text:style-name="T107">preferenzialmente</text:span> per via ematica ma grazie ai controlli sulle <text:span text:style-name="T107">trasfusione</text:span> di sangue <text:span text:style-name="T107">e sull’utilizzo di emoderivati</text:span> la via più comune <text:span text:style-name="T107">è diventata</text:span> quella sessuale. Vaccini <text:span text:style-name="T107">sono </text:span>disponibili <text:span text:style-name="T107">ed obbligatori in molti paesi</text:span>, quasi tutti i soggetti delle nuove generazioni sono vaccinati nei paesi sviluppat<text:span text:style-name="T107">i</text:span>.</text:p>
      <text:p text:style-name="P95"/>
      <text:p text:style-name="P59">Infezioni a trasmissione <text:span text:style-name="T107">verticale</text:span> madre-bambino</text:p>
      <text:p text:style-name="P95">Si distinguono in 3 categorie:</text:p>
      <text:list text:style-name="L7">
        <text:list-item>
          <text:p text:style-name="P202"><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07">(prima avviene l’infezione più sono gravi)</text:span>. <text:span text:style-name="T54">Spesso quando l’infezione </text:span><text:span text:style-name="T107">è </text:span><text:span text:style-name="T54">trasmessa nei primi 2 trimestri si ha aborto spontaneo. </text:span><text:span text:style-name="T53">Principalmente sostenute da virus (batteriemie sono possibili ma rare). </text:span><text:span text:style-name="T55">I casi più comuni di trasmissione congenita sono il citomegalovirus ed il parvovirus.</text:span></text:p>
        </text:list-item>
        <text:list-item>
          <text:p text:style-name="P202"><text:span text:style-name="T2">Infezioni perinatali:</text:span> avvengono al momento della nascita. <text:span text:style-name="T53">Si distinguono dalle precedenti per il passaggio dall’esterno del patogeno.</text:span></text:p>
        </text:list-item>
        <text:list-item>
          <text:p text:style-name="P203"><text:soft-page-break/><text:span text:style-name="T2">Infezioni postnatali:</text:span> contratte entro un anno dalla nascita. (tramite latte, sangue, saliva).</text:p>
        </text:list-item>
      </text:list>
      <text:p text:style-name="P96"/>
      <text:p text:style-name="P60">Infezioni virali e SNC</text:p>
      <text:p text:style-name="P97">Interessato spesso dalle infezioni virali, a volte in maniera indiretta.</text:p>
      <text:p text:style-name="P97">Vie di ingresso:</text:p>
      <text:list text:style-name="L8">
        <text:list-item>
          <text:p text:style-name="P204"><text:span text:style-name="T2">Neurale</text:span>: Sfrutta il trasporto assonale retrogrado, es. herpes, rabbia.</text:p>
        </text:list-item>
        <text:list-item>
          <text:p text:style-name="P204"><text:span text:style-name="T2">Nervo</text:span> <text:span text:style-name="T2">olfattivo</text:span>: es. coronavirus.</text:p>
        </text:list-item>
        <text:list-item>
          <text:p text:style-name="P204"><text:span text:style-name="T2">Ematica</text:span>: meno diffusa a causa della barriera emato-encefalica.</text:p>
        </text:list-item>
      </text:list>
      <text:p text:style-name="P60"/>
      <text:p text:style-name="P60">Trasmissione neurale: <text:span text:style-name="T15">Usata anche da molte infezioni che fanno il loro ingresso tramite l’apparato digerente, asse cervello-intestino rappresentato dal nervo vago.</text:span></text:p>
      <text:p text:style-name="P60"><text:span text:style-name="T15"/></text:p>
      <text:p text:style-name="P60">Trasmissione olfattiva:<text:span text:style-name="T15"> Fanno il loro ingresso tramite l’epitelio olfattivo, danneggiando le fibre stesse (causa della perdita di sensibilità olfattiva nel COVID).</text:span></text:p>
      <text:p text:style-name="P60"><text:span text:style-name="T15"/></text:p>
      <text:p text:style-name="P60">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0"><text:span text:style-name="T22"/></text:p>
      <text:p text:style-name="P98">I pazienti possono essere predisposti ad aggressione autoimmune del sistema nervoso, in questi casi un vaccino può indurre encefalite di tipo autoimmune. Questi pazienti sono <text:span text:style-name="T107">anche </text:span>più predisposti ad encefalite indotta da agenti virali e malattie degenerative.</text:p>
      <text:p text:style-name="P61"><text:span text:style-name="T15"/></text:p>
      <text:p text:style-name="P98">Il <text:span text:style-name="T2">liquido cefalo-rachidiano</text:span> è, in condizioni normali, <text:span text:style-name="T112">sterile e </text:span>completamente trasparen<text:span text:style-name="T112">t</text:span>e, acellulato e con concentrazioni proteiche e di glucosio inferiori rispetto al plasma.</text:p>
      <text:p text:style-name="P98">Si presenta opalescente nelle meningiti purulente, con aumento di neutrofili, le cause sono di solito infezioni da amebe o batteri.</text:p>
      <text:p text:style-name="P98">Le meningiti a “liquor limpido” possono presentare aumento di cellularità, principalmente dovuto a polimorfonucleati. Le cause sono infezioni virali, tubercolosi, funghi, infezioni batteriche parzialmente trattate.</text:p>
      <text:p text:style-name="P98"/>
      <text:p text:style-name="P98">Nel caso in cui si sospett<text:span text:style-name="T112">i</text:span> infezione da <text:span text:style-name="T108">H. simplex</text:span> si valuta la concentrazione di anticorpi contro <text:span text:style-name="T108">H. simplex</text:span> rispetto <text:span text:style-name="T112">ad </text:span>altri virus. Se il li<text:span text:style-name="T112">v</text:span>ello di IgG contro <text:span text:style-name="T108">H. </text:span><text:span text:style-name="T110">s</text:span><text:span text:style-name="T108">implex</text:span> nel liquor si presenta più alta rispetto al plasma si deduce produzione intratecale di IgG. Se invece aumentano anche a livello plasmatico si deduce un aumento di permeabilità della EBB.</text:p>
      <text:p text:style-name="Standard"><text:span text:style-name="T58">Se si riscontrano IgM a livello plasmatico (infezione acuta) e a livello cerebrale si deduce infezione diffusa anche in questa sede (encefalite) perché le IgM </text:span><text:span text:style-name="T69">NON</text:span><text:span text:style-name="T56"> </text:span><text:span text:style-name="T81">oltrepassano la EBB.</text:span></text:p>
      <text:p text:style-name="P169"><text:span text:style-name="T81">P</text:span><text:span text:style-name="T80">rocedura simile si applica anche per indagare eventuali infezioni trasmesse al feto: IgM nel liquido amniotico sono necessariamente prodotte dal feto perché non passano la barriera emato-placentare.</text:span></text:p>
      <text:p text:style-name="P169"><text:span text:style-name="T80"/></text:p>
      <text:p text:style-name="P170">Infezioni della cute</text:p>
      <text:p text:style-name="P171">Frequentemente bersaglio di infezioni, protetto da uno strato (epidermide) di cellule morte che quindi non possono subire infezione virale.</text:p>
      <text:p text:style-name="P171">Es. Papilloma virus: penetra nell’epidermide per raggiungere lo strato sottostante di cellule in attiva replicazione. Non d<text:span text:style-name="T112">à</text:span> infezione a livello sistemico.</text:p>
      <text:p text:style-name="P36"><text:span text:style-name="T80">Altri virus possono dare infezione a livello mucosale e poi dare infezione sistemica oppure fare il percorso “al contrario” cioè diffondersi a livello sistemico e poi dare infezione mucosale</text:span><text:span text:style-name="T82">: si presentano nelle fasi iniziali con la presenza di chiazze rossastre appiattite (macule) che evolvono in </text:span><text:soft-page-break/><text:span text:style-name="T82">papule (chiazze rossastre rilevate, palpabili). Si parla di </text:span><text:span text:style-name="T84">esantemi</text:span><text:span text:style-name="T82"> </text:span><text:span text:style-name="T84">maculo</text:span><text:span text:style-name="T82">-</text:span><text:span text:style-name="T84">papulati</text:span><text:span text:style-name="T82">. </text:span><text:span text:style-name="T85">L</text:span><text:span text:style-name="T82">a formazione di questi esantemi avviene con meccanismo immuno-mediato. </text:span></text:p>
      <text:p text:style-name="P37"><text:span text:style-name="T80">In altri tipi di esantemi il processo replicativo del virus porta a necrosi del tessuto (</text:span><text:span text:style-name="T83">esantemi vescicolari</text:span><text:span text:style-name="T80">), questo tipo di esantemi sono in</text:span><text:span text:style-name="T85">f</text:span><text:span text:style-name="T80">ettivi perché il liquido liberato nella rottura delle vescicole è ricco di </text:span><text:span text:style-name="T85">particelle virali</text:span><text:span text:style-name="T80">. </text:span></text:p>
      <text:p text:style-name="P172">Le verruche (sostenute da agenti infettanti sopraggiunti dall’esterno che replicano in sede <text:span text:style-name="T112">cutanea</text:span>) sono anch’esse infettanti, sia per contatto diretto che indiretto.</text:p>
      <text:p text:style-name="P172">Virus come epatite ed HIV possono dare manifestazioni esantematiche papulate nella fase acuta dovute a deposito di immunocomplessi.</text:p>
      <text:p text:style-name="P172">Il deposito di immunocomplessi può <text:span text:style-name="T112">causare</text:span> infiammazioni a livello articolare.</text:p>
      <text:p text:style-name="P38"><text:span text:style-name="T80"/></text:p>
      <text:p text:style-name="P173">Caratteristiche dell’immunità adattiva ed innata</text:p>
      <text:p text:style-name="P99">Nelle due sottocategorie si hanno altre classificazioni.</text:p>
      <text:p text:style-name="P99">Nell’immunità innata si hanno le difese di prima linea, ovvero la cute, mucose, secrezioni delle stesse. E di seconda linea rappresentate da cellule bianche fagocitiche, proteine antimicrobiche, ecc…</text:p>
      <text:p text:style-name="P99">Tra gli elementi di protezione si annovera anche il microbioma, costituito da virus, batteri e funghi, a composizione diversa a seconda del disretto in cui risiede <text:span text:style-name="T112">e del soggetto.</text:span> <text:span text:style-name="T112">P</text:span>er competizione ostacola l’infezione da parte di patogeni.</text:p>
      <text:p text:style-name="P99"/>
      <text:p text:style-name="P100">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12">(caratteristici di alcuni virus) </text:span>e stimolano la trascrizion<text:span text:style-name="T112">e</text:span> di geni che codificano per proteine che tentano di bloccare varie fasi della replicazione virale.</text:p>
      <text:p text:style-name="P100">Si conoscono 6 tipi di interferoni, i più importanti in ambito virologico sono 3 tipi: alfa, beta e gamma. Prima si usava una nomenclatura basata sui citotipi che li producono ma è <text:span text:style-name="T112">imprecisa: </text:span>alfa e beta sono prodotti da praticamente tutti i citotipi. <text:span text:style-name="T86">IFN-gamma è prodotto dai linfociti T che hanno riconosciuto l’antigene, fa parte della risposta adattiva.</text:span></text:p>
      <text:p text:style-name="P101">Più tardivamente rispetto agli IFN si attivano le cellule Natural Killer. Nel complesso si ha l’induzione di un processo infiammatorio.</text:p>
      <text:p text:style-name="P101"/>
      <text:p text:style-name="P101">La risposta infiammatoria decide l’outcome dell’infezione, alcuni virus realizzano principalmente un danno diretto ai distretti infettati, in altri casi il danno è principalmente causato dai processi di risposta immunitaria. <text:span text:style-name="T87">Ad esempio nell’epatite B si ha massiccia morte di epatociti ma si tratta di epatociti infetti </text:span><text:span text:style-name="T112">uccisi dalla risposta immunitaria</text:span><text:span text:style-name="T87">, invece in caso di infezion</text:span><text:span text:style-name="T112">e</text:span><text:span text:style-name="T87"> in soggetti immunodeficienti non si ha epatite.</text:span></text:p>
      <text:p text:style-name="P101"/>
      <text:p text:style-name="P138">Attivazione della risposta adattiva:</text:p>
      <text:p text:style-name="P102">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88">Principalmente la presentazione antigenica avvine nel circolo linfatico.</text:span></text:p>
      <text:p text:style-name="P103">La risposta adattiva si realizza in modo cellulo-mediato e umorale. Come si sceglie una via rispetti all’altra?</text:p>
      <text:p text:style-name="P103">Se l’antigene viene processato in sede intracellulare porta a presentazione tramite MHC-I ed attivazione di risposta <text:span text:style-name="T2">citotossica</text:span> (<text:span text:style-name="T112">linfociti </text:span>CD8+).</text:p>
      <text:p text:style-name="P103">Se l’antigene è in sede extracellulare viene presentato tramite MHC-II con attivazione di risposta <text:span text:style-name="T2">umorale</text:span> (<text:span text:style-name="T112">linfociti </text:span>CD4+).</text:p>
      <text:p text:style-name="P104">L’azione dei linfociti T citotossici consiste nel riconoscere ed uccidere le cellule infettate.</text:p>
      <text:p text:style-name="P104"><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05">In ambito antivirale gli anticorpi agiscono in 5 modi:</text:p>
      <text:list text:style-name="L9">
        <text:list-item>
          <text:p text:style-name="P217"><text:span text:style-name="T2">Agglutinazione</text:span>: formano un reticolo immobilizzano le particelle virali che poi possono essere eliminate per fagocitosi.</text:p>
        </text:list-item>
        <text:list-item>
          <text:p text:style-name="P221">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17"><text:span text:style-name="T2">Neutralizzazione</text:span>: Sfrutta gli anticorpi neutralizzanti, che si legano sull’antirecettore impedendo il legame con il recettore cellulare.</text:p>
        </text:list-item>
        <text:list-item>
          <text:p text:style-name="P217"><text:span text:style-name="T2">Opsonizzazione</text:span>: simile alla neutralizzazione ma avviene a livello della singola particella virale, alcuni virus sfruttano questa via per essere fagocitati ed infettare le cellule.</text:p>
        </text:list-item>
        <text:list-item>
          <text:p text:style-name="P221">Attività citotossica anticorpo-mediata:<text:span text:style-name="T15"> sfruttano anticorpi che legano le cellule infette che richiamano cellule NK e inducono la lisi cellulare.</text:span></text:p>
        </text:list-item>
      </text:list>
      <text:p text:style-name="P139"><text:span text:style-name="T15"/></text:p>
      <text:p text:style-name="P140">Meccanismi virali per evadere i processi immunitari</text:p>
      <text:list text:style-name="L10">
        <text:list-item>
          <text:p text:style-name="P222">Variazione antigenica.</text:p>
        </text:list-item>
        <text:list-item>
          <text:p text:style-name="P222">Espressione ristretta dei geni virali.</text:p>
        </text:list-item>
        <text:list-item>
          <text:p text:style-name="P222">Regolazione dei geni cellulari: es. inattivazione degli MHC-I</text:p>
        </text:list-item>
        <text:list-item>
          <text:p text:style-name="P222">Regolazione di molecole accessorie coinvolte nel riconoscimento immunitario.</text:p>
        </text:list-item>
        <text:list-item>
          <text:p text:style-name="P222">Infezione di siti privilegiati <text:span text:style-name="T112">(</text:span><text:span text:style-name="T39">a cui il sistema immunitario ha accesso ristretto</text:span><text:span text:style-name="T112">)</text:span>: es. sistema nervoso centrale, siti della gametogenesi.</text:p>
        </text:list-item>
        <text:list-item>
          <text:p text:style-name="P222">Infezione diretta delle cellule immunitarie.</text:p>
        </text:list-item>
        <text:list-item>
          <text:p text:style-name="P222">Induzione dell’espressione di antigeni self (tolleranza).</text:p>
        </text:list-item>
        <text:list-item>
          <text:p text:style-name="P222">Induzione di linfociti T soppressori.</text:p>
        </text:list-item>
      </text:list>
      <text:p text:style-name="P140"/>
      <text:p text:style-name="P106">Possiamo <text:span text:style-name="T112">produrre</text:span> artificialmente una risposta immunitari<text:span text:style-name="T112">a</text:span> in due classi di modi:</text:p>
      <text:list text:style-name="L11">
        <text:list-item>
          <text:p text:style-name="P228"><text:span text:style-name="T70">Immunità attiva: </text:span><text:span text:style-name="T72">Es. vaccini, la risposta è indotta nel sistema immunitario dell’ospite e dura anni o decenni.</text:span></text:p>
        </text:list-item>
        <text:list-item>
          <text:p text:style-name="P198"><text:span text:style-name="T75">Immunità passiva:</text:span><text:span text:style-name="T71"> </text:span><text:span text:style-name="T74">si trasferiscono direttamente anticorpi, </text:span><text:span text:style-name="T71">la protezione è trasferita da un soggetto all’altro </text:span><text:span text:style-name="T74">e </text:span><text:span text:style-name="T71">dura al più qualche settimana </text:span><text:span text:style-name="T74">(finché sono disponibili gli anticorpi inoculati, non si ha produzione di nuovi anticorpi)</text:span><text:span text:style-name="T71">. Ha il vantaggio di essere attiva molto velocemente.</text:span></text:p>
        </text:list-item>
      </text:list>
      <text:p text:style-name="P11"><text:span text:style-name="T71"/></text:p>
      <text:p text:style-name="P107">Si ha <text:span text:style-name="T89">anche </text:span>un’immunità passiva naturale, trasferita dalla mamma al bambino <text:span text:style-name="T112">tramite il latte</text:span>, questi anticorpi durano 12-16 o 18 mesi, c’è variabilità individuale e dipende dal fatto <text:span text:style-name="T112">ch</text:span>e il bambino sia allattato al seno o meno.</text:p>
      <text:p text:style-name="P107"/>
      <text:p text:style-name="P108">L’immunità attiva si ottiene tramite la vaccinazione o tramite l’infezione.</text:p>
      <text:p text:style-name="P108">I vaccini si suddividono in 2 grandi categorie: i <text:span text:style-name="T2">vaccini vivi attenuati</text:span> che cercano di riprodurre artificialmente l’infezione naturale tramite un agente patogeno <text:span text:style-name="T112">indebolito</text:span> in modo da essere capace di infettare ma non di dare malattia.</text:p>
      <text:p text:style-name="P108">I vaccini vivi attenuati possono essere somministrati a bambini ad un’età più tardiva perché il neonato ha ancora un’alta quantità di anticorpi materni che porterebbero ad un<text:span text:style-name="T112">a veloce distruzione </text:span>del vaccino attenuato. (<text:span text:style-name="T2">i vaccini attenuati risentono della presenza di anticorpi circolanti</text:span>). <text:span text:style-name="T112">Tra i vantaggi riconrdiamo la similarità con l’infezione vera e quindi l’induzione di una protezione efficace e duratura, tra gli svantaggi c’è principalmente il rischio di riattivazione del patogeno, soprattutto nei soggetti immunodepressi.</text:span></text:p>
      <text:p text:style-name="P108"/>
      <text:p text:style-name="P108"><text:soft-page-break/>I <text:span text:style-name="T2">vaccini inattivati</text:span> invece non sono capaci di replicare <text:span text:style-name="T112">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08"/>
      <text:p text:style-name="P108">I vaccini vivi attenuati più usati oggi contro infezioni virali sono:</text:p>
      <text:list text:style-name="L12">
        <text:list-item>
          <text:p text:style-name="P218">Morbillo</text:p>
        </text:list-item>
        <text:list-item>
          <text:p text:style-name="P218">Varicella</text:p>
        </text:list-item>
        <text:list-item>
          <text:p text:style-name="P218">Influenza</text:p>
        </text:list-item>
        <text:list-item>
          <text:p text:style-name="P218">Poliomelite</text:p>
        </text:list-item>
      </text:list>
      <text:p text:style-name="P108">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09">Uno important<text:span text:style-name="T113">e</text:span> esempi<text:span text:style-name="T113">o</text:span> di vaccino a virus attenuato è stato <text:span text:style-name="T113">quello contro </text:span>la poliomelite, abbandonato intorno agli anni ‘70 perché il rischio di reversione era maggiore del rischio di contrarre la poliomelite senza vaccino <text:span text:style-name="T112">(grazie alla vaccinazione infatti si era enormemente ridotta la circolazione del virus)</text:span>, <text:span text:style-name="T112">è stato</text:span> sostituito con vaccini <text:span text:style-name="T112">inattivati, più sicuri</text:span> ma meno efficaci. </text:p>
      <text:p text:style-name="P109">Adesso i vaccini attenuati si usano contro virus con genoma molto grande in cui l’adattamento non avviene grazie a mutazioni ma a delezioni. Più modernamente i virus vengono attenuati tramite processi di ingegneria genetica.</text:p>
      <text:p text:style-name="P108"/>
      <text:p text:style-name="P141">Vaccini inattivati:</text:p>
      <text:p text:style-name="P108">Possono essere costituiti da <text:span text:style-name="T2">virus vivo intero</text:span> (inattivato tramite fissativi che creano ponti tra le proteine impedendo la scapsidizzazione).</text:p>
      <text:p text:style-name="P108">Oppure da <text:span text:style-name="T2">subunità virale</text:span> iniettando solo alcune componenti proteiche del capside, la scelta su quali componenti usare nello specifico si fa per favorire lo sviluppo di anticorpi neutralizzanti.</text:p>
      <text:p text:style-name="P108">In concomitanza deve essere presente un <text:span text:style-name="T2">adiuvante</text:span> che ha funzione di deposito (viene miscelato con l’antigene, forma un deposito di antigene nel sito di iniezione, <text:span text:style-name="T113">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8"/>
      <text:p text:style-name="P141">Vaccini a mRNA o DNA:</text:p>
      <text:p text:style-name="P108">L’antigene è sintetizzato nella cellula, la risposta è cellulo-mediata. Il materiale genetico è contenuto in microparticelle che si fondono con la cellula portando l’mRNA nel citoplasma dove istruisce i ribosomi a produrre la proteina. <text:span text:style-name="T90">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13">prima che esso possa agire</text:span><text:span text:style-name="T90"> </text:span><text:span text:style-name="T91">(tecnica usata da Pfizer e Moderna, invece Astrazeneca, Sputnik e J&amp;J usano un vettore virale in cui è stata inserito il gene per la proteina spike)</text:span><text:span text:style-name="T90">. </text:span><text:span text:style-name="T91">Il vantaggio di questi virus è che è molto facile modificare il messaggero per adattarsi alle nuove varianti.</text:span></text:p>
      <text:p text:style-name="P108"/>
      <text:p text:style-name="P110">La sede e la schedule temporale con cui si somministrano i vaccini non è casuale. Il tipo di risposta immunitaria dipende dalla via di ingresso dell’agente immunizzante.</text:p>
      <text:p text:style-name="P110">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10">La copertura vaccinale dipende anche dall’età di somministrazione, diminuire l’intervallo tra le dosi o somministrare il vaccino prima dell’età indicata può interferire con l’attività immunitaria e con la produzione anticorpale <text:span text:style-name="T92">riducendo l’efficacia del vaccino.</text:span></text:p>
      <text:p text:style-name="P111">La somministrazione di vaccio attenuato in gravidanza è controindicata perché esiste sempre il rischio che il virus dia infezione e attraversi la barriera emato-placentare.</text:p>
      <text:p text:style-name="P111">In età molto precoce (2 mesi) si somministra il vaccino esavalente (virus inattivati, richiedono 3 somministrazioni) per 2 motivi: aumentare la copertura vaccinale e ridurre i costi.</text:p>
      <text:p text:style-name="P112">Dopo i 65 anni (o prima in condizioni particolari) si consiglia il vaccino contro <text:span text:style-name="T108">H. zoster</text:span> (fuoco si sant’Antonio). Si è cercato di usare lo stesso vaccino che si usa contro la varicella ma non funziona <text:span text:style-name="T113">per motivi ignoti</text:span>.</text:p>
      <text:p text:style-name="P112"/>
      <text:p text:style-name="P174">Farmaci antivirali</text:p>
      <text:p text:style-name="P113">I target sui quali agiscono sono vari:</text:p>
      <text:list text:style-name="L13">
        <text:list-item>
          <text:p text:style-name="P223">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223">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223">Inibitori di sintesi di acidi nucleici:<text:span text:style-name="T15"> I virus usano molto spesso polimerasi proprie che possono essere inibite indipendentemente dalle polimerasi normali della cellula.</text:span></text:p>
        </text:list-item>
      </text:list>
      <text:p text:style-name="P115">I farmaci che interferiscono con processi molecolari comuni a molti virus diversi sono preferibili <text:span text:style-name="T114">perché con un singolo farmaco si combattono infezioni diverse e perché un processo più diffuso tra virus diversi generalmente è fondamentale per il funzionamento del virus ed è meno probabile che si sviluppino mutazioni e quindi resistenza</text:span>.</text:p>
      <text:p text:style-name="P142"><text:span text:style-name="T15"/></text:p>
      <text:p text:style-name="P142">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37">In tempi recenti (approvazione FDA 2018) si sono sviluppati anticorpi monoclonali che legano il recettore CD4 ed impediscono il legame del virus.</text:p>
      <text:p text:style-name="P142"><text:span text:style-name="T15"/></text:p>
      <text:p text:style-name="P142">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42"><text:span text:style-name="T15"/></text:p>
      <text:p text:style-name="P143">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167"><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144"><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145"><text:span text:style-name="T25">Q</text:span><text:span text:style-name="T15">ueste classi di farmaci sono detti inibitori competitivi perché competono con il substrato naturale che sono i nucleotidi normali.</text:span></text:p>
      <text:p text:style-name="P116">Esistono poi inibitori non competitivi che si legano <text:span text:style-name="T115">in posizioni diverse</text:span> d<text:span text:style-name="T115">a</text:span>l sito attivo dell’enzima bloccandone l’attività.</text:p>
      <text:p text:style-name="P146"><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146"><text:span text:style-name="T15"/></text:p>
      <text:p text:style-name="P116"/>
      <text:p text:style-name="P116"><text:span text:style-name="T9">Inibitori delle proteasi:</text:span><text:span text:style-name="T115"> </text:span>Un target usato nelle infezioni contro i virus in generale sono le proteasi che tagliano le proteine precursori <text:span text:style-name="T115">(ricordiamoci che i geni virali sono tradotti in sequenza ed il prodotto genico deve essere tagliato)</text:span> realizzando la maturazione del virus. In questo modo la maggior parte delle particelle virali prodotte sono incapaci di infettare.</text:p>
      <text:p text:style-name="P116">In questo caso sono stati progettati inibitori non competitivi che legano la proteasi all’esterno del sito attivo facendole perdere la funzionalità.</text:p>
      <text:p text:style-name="P146"><text:span text:style-name="T15"/></text:p>
      <text:p text:style-name="P146">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146"><text:span text:style-name="T26"/></text:p>
      <text:p text:style-name="P147"><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175">Diagnosi dell’infezione virale</text:p>
      <text:p text:style-name="P114">Importante distinguere tra diagnosi di infezione e diagnosi di malattia. </text:p>
      <text:p text:style-name="P148">Diagnosi diretta: <text:span text:style-name="T15">Determinazione della presenza dell’agente virale o suoi componenti nel materiale patologico.</text:span></text:p>
      <text:p text:style-name="P148">Diagnosi indiretta:<text:span text:style-name="T15"> Determinazione della presenza di reazione contro l’agente virale (anticorpi nel siero o fluidi corporei). </text:span></text:p>
      <text:p text:style-name="P117">L’approccio indiretto è da utilizzare nelle fasi tardive, quando il sistema immunitario ha avuto il tempo di sviluppare anticorpi specifici.</text:p>
      <text:p text:style-name="P118">La rilevabilità di agente virale e di anticorpi è variabile a seconda dello stadio dell’infezione.</text:p>
      <text:p text:style-name="P118">Per selezionare l’approccio diretto o indiretto si tiene conto di:</text:p>
      <text:list text:style-name="L14">
        <text:list-item>
          <text:p text:style-name="P224">Stadio dell’infezione.</text:p>
        </text:list-item>
        <text:list-item>
          <text:p text:style-name="P224">Tipo di infezione sistemica/locale<text:span text:style-name="T15"> (in caso di infezione locale la sede del prelievo deve corrispondere alla sede dell’infezione, o alle principali vie di ingresso).</text:span></text:p>
        </text:list-item>
        <text:list-item>
          <text:p text:style-name="P224">Presunto agente infettivo.</text:p>
        </text:list-item>
        <text:list-item>
          <text:p text:style-name="P224">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224">Terapia antimicrobica in corso.</text:p>
        </text:list-item>
        <text:list-item>
          <text:p text:style-name="P224">Tecniche disponibili e preparazione del personale.</text:p>
        </text:list-item>
      </text:list>
      <text:p text:style-name="P149"/>
      <text:p text:style-name="P150">Tecniche di diagnosi diretta:</text:p>
      <text:list text:style-name="L15">
        <text:list-item>
          <text:p text:style-name="P225">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226">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27">Metodi sierologici:<text:span text:style-name="T15"> Richiedono meno lavoro e possono essere automatizzati, stanno soppiantando le altre tipologie. La rilevazione del virus avviene anche su componenti residue, non solo sul virus intero.</text:span></text:p>
          <text:list>
            <text:list-item>
              <text:p text:style-name="P227">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16">spike</text:span><text:span text:style-name="T15">. [#TODO: rivedere].</text:span></text:p>
            </text:list-item>
          </text:list>
        </text:list-item>
        <text:list-item>
          <text:p text:style-name="P227">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93">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93">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51"><text:span text:style-name="T31"/></text:p>
      <text:p text:style-name="P176">Test di genotipizzazione:</text:p>
      <text:p text:style-name="P176"><text:span text:style-name="T57">Ne esistono 5 tipi principali, usati per avere indicazioni su base genomica. Prima si usavano sonde per sequenze specifiche, adesso grazie alla riduzione dei costi </text:span><text:span text:style-name="T67">s</text:span><text:span text:style-name="T57">i ricorre sempre più spesso al sequenziamento. In alcuni virus (es. epatite C) la genotipizzazione può aiutare a scegliere la terapia, ad esempio caratteristiche genomiche possono predisporre a resistenz</text:span><text:span text:style-name="T67">a ad alcune</text:span><text:span text:style-name="T57"> terapie.<text:line-break/></text:span><text:span text:style-name="T59">In alcuni virus (es. HPV) la tipizzazione genomica permette di prevedere la gravità e la progressione dell’infezione. </text:span><text:span text:style-name="T60">Si usano sonde contro sequenze che contraddistinguono i ceppi oncogeni oppure il sequenziamento. </text:span><text:span text:style-name="T67">I</text:span><text:span text:style-name="T60">l sequenziamento spesso da problemi perché sono comuni infezioni da più ceppi contemporaneamente.</text:span></text:p>
      <text:p text:style-name="P176"><text:span text:style-name="T60"/></text:p>
      <text:p text:style-name="P177"><text:span text:style-name="T76">Test di rilevazione dell’anticorpo:</text:span><text:span text:style-name="T57"> Meccanismo simile a quanto visto per la ricerca di antigeni ma “al contrario”: </text:span><text:span text:style-name="T67">si usa antigene per determinare la presenza di anticorpo</text:span><text:span text:style-name="T57">.</text:span></text:p>
      <text:p text:style-name="P177"><text:span text:style-name="T57"/></text:p>
      <text:p text:style-name="P177"><text:span text:style-name="T76">Test immunoenzimatici: </text:span><text:span text:style-name="T57">es. test ELISA, nei pozzetti si possono preparare differenti combinazioni di antigeni/anticorpi e quindi stabilire anche lo stadio dell’infezione (ad esempio analizzando la concentrazione relativa di IgG e IgM). </text:span><text:span text:style-name="T61">In realtà per i virus si hanno moltissime eccezioni: es. in soggetti con epatite C le IgG persistono per lunghi periodi. La presenza di IgM permette anche di distinguere una reinfezione da una riacutizzazione.</text:span></text:p>
      <text:p text:style-name="P177"><text:span text:style-name="T61"/></text:p>
      <text:p text:style-name="P178"><text:span text:style-name="T76">Test di avidità:</text:span><text:span text:style-name="T57">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2">Si realizza aggiungendo quantità sempre più elevate di urea che destabilizza ed alla fine rompe il legame tra anticorpo ed antigene.</text:span></text:p>
      <text:p text:style-name="P178"><text:span text:style-name="T62"/></text:p>
      <text:p text:style-name="P179"><text:span text:style-name="T77">T</text:span><text:span text:style-name="T76">est di fissazione del complemento: </text:span><text:span text:style-name="T57">Implica la ricerca di anticorpi capaci di attivare il complemento (per definizione IgM). Si scalda il siero in modo da inattivare le proteine del complemento interne. Si aggiunge il siero trattat</text:span><text:span text:style-name="T67">o</text:span><text:span text:style-name="T57">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57">presenti anticorpi fissanti il complemento nel campione in esame essi hanno fissato il complemento aggiunto e non si ha lisi delle emazie, e viceversa. </text:span><text:span text:style-name="T63">Alla fine si centrifuga per indurre la sedimentazione delle emazie eventualmente rimaste intere </text:span><text:span text:style-name="T67">e visualizzare i risultati</text:span><text:span text:style-name="T63">.</text:span></text:p>
      <text:p text:style-name="P179"><text:span text:style-name="T63"/></text:p>
      <text:p text:style-name="P180"><text:span text:style-name="T78">T</text:span><text:span text:style-name="T76">est di neutralizzazione:</text:span><text:span text:style-name="T57">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80"><text:span text:style-name="T57"/></text:p>
      <text:p text:style-name="P180"><text:span text:style-name="T76">Western blot:</text:span><text:span text:style-name="T57"> Usato ad esempio nella conferma della diagnosi sierologica di HIV (l’estrema sensibilità dei test </text:span><text:span text:style-name="T67">di “prima linea” </text:span><text:span text:style-name="T57">porta a numeri rilevanti di falsi positivi, </text:span><text:span text:style-name="T67">è un compromesso per minimizzare i falsi negativi. C</text:span><text:span text:style-name="T57">onseguenze legali in caso di diagnosi </text:span><text:span text:style-name="T67">errata </text:span><text:span text:style-name="T57">).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64">Il soggetto si dice positivo quando presenta anticorpi prodotti da due o più geni virali diversi. </text:span><text:span text:style-name="T65">Può risultare indeterminato (anticorpi presenti ma </text:span><text:span text:style-name="T67">verso il prodotto di</text:span><text:span text:style-name="T65"> meno di due geni) se il soggetto è effettivamente negativo (anticorpi naturalmente presenti, raro ma possibile) oppure se è nelle prime fasi dell’infezione: si ripete il test dopo un certo tempo </text:span><text:span text:style-name="T67">per discriminare </text:span><text:span text:style-name="T68">tra </text:span><text:span text:style-name="T67">queste due situazioni</text:span><text:span text:style-name="T65">.</text:span></text:p>
      <text:p text:style-name="P180"><text:span text:style-name="T65"/></text:p>
      <text:p text:style-name="P181">Virologia Speciale</text:p>
      <text:p text:style-name="P183">Herpesvirus<text:span text:style-name="T76">: </text:span><text:span text:style-name="T57">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19">Entrano con un processo di fusione che provoca il rilascio delle proteine del tegumento, tra le funzioni di queste proteine si ha l’arresto della sintesi proteica dell’ospite ostacolando la produzione di molecole antivirali.</text:p>
      <text:p text:style-name="P119">Il capside raggiunge la membrana nucleare e vi inietta il proprio materiale genetico (il capside non entra nel nucleo anche se prima si pensava di sì). </text:p>
      <text:p text:style-name="P119">Il genoma è DNA lineare, in alcuni casi circolarizza.</text:p>
      <text:p text:style-name="P119">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19">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19">Tutti i geni virali sono trascritti dalla RNA polimerasi cellulare.</text:p>
      <text:p text:style-name="P119">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20">Se la produzione di virioni è importante la cellula è lisata, ma in condizioni normali il virus si assembla in prossimità della membrana nucleare, gemma attraverso il reticolo, il golgi e alla fine la membrana cellulare.</text:p>
      <text:p text:style-name="P184"><text:span text:style-name="T57"/></text:p>
      <text:p text:style-name="P120"><text:soft-page-break/>Per quanto riguarda l’uomo le 8 specie conosciute si dividono in 3 gruppi:</text:p>
      <text:list text:style-name="L16">
        <text:list-item>
          <text:p text:style-name="P229"><text:span text:style-name="T76">Alphaherpesviridae</text:span><text:span text:style-name="T57">: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29"><text:span text:style-name="T76">Gammaherpesviridae:</text:span><text:span text:style-name="T57"> Virus che hanno proprietà tumoreli, si riconoscono Hepstein-Barr (tipo 4) e virus del sarcoma di Kaposi (tipo 8). Il sito di latenza sono le cellule linfoidi.</text:span></text:p>
        </text:list-item>
        <text:list-item>
          <text:p text:style-name="P229"><text:span text:style-name="T76">Betaherpesviridae:</text:span><text:span text:style-name="T57"> Citomegalovirus (tipo 5), herpes linfotropico (tipo 6) ed herpesvirus umano 7. Sono i virus a replicazione più lenta della famiglia, infettano una grande varietà di cellule. Non danno cross-immunità.</text:span></text:p>
        </text:list-item>
      </text:list>
      <text:p text:style-name="P184"><text:span text:style-name="T57"/></text:p>
      <text:p text:style-name="P152">Herpes simplex (HSV-1 e 2)</text:p>
      <text:p text:style-name="P120">Comunemente ritrovati nella saliva, nelle lacrime, nelle secrezioni genitali e altri fluidi.</text:p>
      <text:p text:style-name="P120">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187"><text:span text:style-name="T76"/></text:p>
      <text:p text:style-name="P120">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20">Per le infezioni genitali la sede di latenza sono generalmente i gangli sacarali, per le infezioni orali il ganglio trigemino.</text:p>
      <text:p text:style-name="P187"><text:span text:style-name="T76"/></text:p>
      <text:p text:style-name="P120">Le manifestazioni cliniche sono abbastanza varie e dipendono dal sito di ingresso del virus. A volte il movimento centripeto del virus non si arresta nel ganglio ma raggiunge il sistema nervoso centrale, può portare ad encefalite.</text:p>
      <text:p text:style-name="P120">In caso di infezione contratta allo stadio fetale è capaci di indurre aborto, se è contratta durante il parto può avere conseguenze fatali.</text:p>
      <text:p text:style-name="P187"><text:span text:style-name="T76"/></text:p>
      <text:p text:style-name="P120">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187"><text:span text:style-name="T76"/></text:p>
      <text:p text:style-name="P188"><text:span text:style-name="T76">Per il </text:span><text:span text:style-name="T79">trattamento</text:span><text:span text:style-name="T76"> si usa principalmente Acyclovir, sono usati ance famciclovir, penciclovir e valacyclovir, tutti derivati da acyclovir ma più costosi, se il virus diventa resistente ad acyclovir diventa resistente anche a questi però.</text:span></text:p>
      <text:p text:style-name="P121">Prima si usavano altre molecole con effetti collaterali tossici.</text:p>
      <text:p text:style-name="P188"><text:span text:style-name="T76"/></text:p>
      <text:p text:style-name="P153">Varicella</text:p>
      <text:p text:style-name="P121">Malattia endemica, altamente trasmissibile, una delle malattie classiche dell’infanzia. Adesso esistono vaccini molto efficaci. Ha una certa stagionalità, la forma zoster invece si presenta uniformemente durante l’anno.</text:p>
      <text:p text:style-name="P185"><text:span text:style-name="T57">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66">Il nome chickenpox deriva dalla somiglianza delle lesioni con quelle provocate da vaiolo. </text:span><text:span text:style-name="T57">Si hanno due picchi di viremia: uno poco dopo l’infezione e l’altro alla comparsa del rash. Si ha importante risposta immunitaria con produzione di anticorpi abbastanza duratura che previene la reinfezione e permette lo sviluppo di vaccini.</text:span></text:p>
      <text:p text:style-name="P121"><text:soft-page-break/>Le complicazioni sono rare, soprattutto in soggetti anziani e/o immunocompromessi. Tra di esse ricordiamo la varicella emorragica, in cui la formazione di vescicole avviene a livello del rivestimento degli organi interni.</text:p>
      <text:p text:style-name="P121">Viene trasportato a livello dei gangli dalle cellule linfoidi.</text:p>
      <text:p text:style-name="P121">Tende a riattivarsi, prima si riteneva questo fenomeno come causa dello zoster, adesso si è capito che la riattivazione è normale e migliora la risposta immunitaria, lo zoster si instaura in casi particolari a seguito della riattivazione. </text:p>
      <text:p text:style-name="P121">Il problema principale della forma zoster è la distruzione delle terminazioni nervose che è accompagnato da intenso dolore che può durare mesi, costringendo il paziente a ricorrere ad anestetici locali.</text:p>
      <text:p text:style-name="P121">Per il trattamento si usa anche in questo caso acyclovir.</text:p>
      <text:p text:style-name="P185"><text:span text:style-name="T57"/></text:p>
      <text:p text:style-name="P122">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22">Per motivi non chiari i virus contro la forma chickenpox non sono molto efficaci contro la forma zoster.</text:p>
      <text:p text:style-name="P186"><text:span text:style-name="T57"/></text:p>
      <text:p text:style-name="P154">Cytomegalovirus (CMV)</text:p>
      <text:p text:style-name="P123">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189"><text:span text:style-name="T76">L’infezione è quasi sempre asintomatica ma il soggetto diventa portatore. Più tardi si contrae l’infezione, più grave è la malattia. La malattia classica da CMV è la </text:span><text:span text:style-name="T79">mononucleosi</text:span><text:span text:style-name="T76">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89"><text:span text:style-name="T76"/></text:p>
      <text:p text:style-name="P189"><text:span text:style-name="T76">Per prevenire CMV si usavano due strategie: </text:span><text:span text:style-name="T79">profilattica,</text:span><text:span text:style-name="T76"> che prevede la somministrazione di antivirale per un periodo prefissato e </text:span><text:span text:style-name="T79">preventiva</text:span><text:span text:style-name="T76"> che prevede la somministrazione di antivirale se la viremia supera un valore soglia determinato in base ai fattori di rischio dell’individuo.</text:span></text:p>
      <text:p text:style-name="P124">La terapia profilattica può risultare tossica, soprattutto a livello renale, e non si ha la debole riattivazione periodica che mantiene il sistema immunitario “allenato”.</text:p>
      <text:p text:style-name="P124"/>
      <text:p text:style-name="P155">Diagnosi:</text:p>
      <text:p text:style-name="P125">Ricerca di antigeni o anticorpi, per la diagnosi rapida in pazienti immunodepressi si cercano gli antigeni pp65 CMV. <text:span text:style-name="T94">Usate anche la ricerca di DNA e l’isolamento virale (4-5 settimane per il metodo convenzionale, 24-48h con il metodo rapido).</text:span></text:p>
      <text:p text:style-name="P125">La sierologia anche qui ha poco significato, soprattutto si analizzano gli anticorpi che si vanno a formare. </text:p>
      <text:p text:style-name="P125"/>
      <text:p text:style-name="P156">Terapia:</text:p>
      <text:p text:style-name="P126">I target sono principalmente: la polimerasi del virus, una chinasi virale ed il complesso proteico che include il materiale genetico nel capside.</text:p>
      <text:p text:style-name="P126">L’acyclovir non funziona perché CMV non ha la timidina chinasi. </text:p>
      <text:p text:style-name="P126">Il farmaco più usato si chiama ganciclovir che viene fosforilato da una chinasi (diversa dalla timidina chinasi) ed agisce da terminatore di catena come acyclovir. </text:p>
      <text:p text:style-name="P126"><text:soft-page-break/>In casi particolari si usa il letermovir che inibisce il complesso proteico che include il genoma virale nel capside (maturazione del virione).</text:p>
      <text:p text:style-name="P126">Le immunoglobuline sono a volte usate per la profilassi ma la loro efficacia è incerta.</text:p>
      <text:p text:style-name="P126"/>
      <text:p text:style-name="P157">Virus di <text:span text:style-name="T95">E</text:span>pstein-Barr</text:p>
      <text:p text:style-name="P127">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27">Il destino di maturazione in plasmacellule prevale nelle prime fasi di infezione.</text:p>
      <text:p text:style-name="P127">Il virus prodotto dai linfociti infetti può infettare le cellule epiteliali nelle quali ha un ulteriore ciclo replicativo e le particelle virali si ritrovano nuovamente nella saliva.</text:p>
      <text:p text:style-name="P127">L’infezione può bersagliare qualsiasi tessuto con componente linfoide.</text:p>
      <text:p text:style-name="P127"/>
      <text:p text:style-name="P157">Malattie</text:p>
      <text:p text:style-name="P127">È un infezione molto diffusa, quando colpisce gli adulti è più facile che innduca mononucleosi. In casi sporadici può indurre epatite acuta.</text:p>
      <text:p text:style-name="P127"/>
      <text:list text:style-name="L17">
        <text:list-item>
          <text:p text:style-name="P219">Mononucleosi.</text:p>
        </text:list-item>
        <text:list-item>
          <text:p text:style-name="P219">Linfoma di Burkitt. (nei soggetti immunocompetenti).</text:p>
        </text:list-item>
        <text:list-item>
          <text:p text:style-name="P219">Carcinoma nasofaringeo. (nei soggetti immunocompetenti).</text:p>
        </text:list-item>
        <text:list-item>
          <text:p text:style-name="P219">Malattia linfoproliferativa e linfoma. (negli immunodepressi, come tutte le seguenti).</text:p>
        </text:list-item>
        <text:list-item>
          <text:p text:style-name="P219">Sindrome linfoproliferativa legata al cromosoma X.</text:p>
        </text:list-item>
      </text:list>
      <text:p text:style-name="P127"/>
      <text:p text:style-name="P157">Mononucleosi infettiva:</text:p>
      <text:p text:style-name="P127">Tra i sintomi più caratteristici si ha splenomegalia, una delle complicazioni più gravi, soprattutto nell’infezione contratta in età adulta, è la rottura della membrana di rivestimento della milza. <text:span text:style-name="T95">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27"/>
      <text:p text:style-name="P158">Linfoma di Burkitt:</text:p>
      <text:p text:style-name="P128">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28"/>
      <text:p text:style-name="P158">Carcinoma naso-faringeo:</text:p>
      <text:p text:style-name="P128">Complicazione più prevalente in alcune aree geografiche, tumore maligno dell’epitelio squamoso della nasofaringe. Tumore più comune nell’uomo e secondo più comune nella cina del sud. Normalmente la speranza di vita è breve.</text:p>
      <text:p text:style-name="P128">Tra i fattori di rischio si conoscono: cucinare cibi su fiamma libera (presenza di nitrosammine) ed assumere alimenti molto caldi.</text:p>
      <text:p text:style-name="P128"/>
      <text:p text:style-name="P158">Neoplasie maligne in soggetti immunodepressi:</text:p>
      <text:p text:style-name="P128">Tendono a colpire il tratto gastrointestinale ed il sistema nervoso centrale.</text:p>
      <text:p text:style-name="P128"/>
      <text:p text:style-name="P158">Malattia linfoproliferativa da Epstein-Barr post-trapianto:</text:p>
      <text:p text:style-name="P128">Tra le cause principali di rigetto. I soggetti devono essere monitorati attentamente per evitare questa convenienza.</text:p>
      <text:p text:style-name="P159"><text:soft-page-break/>Human Herpes virus type 6-7-8:</text:p>
      <text:p text:style-name="P129">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29"/>
      <text:p text:style-name="P129">Herpes 7 non è associato a malattia.</text:p>
      <text:p text:style-name="P129">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29">Herpes 8 è collegato al sarcoma di Kaposi ed alcune neoplasie meno note come la malattia di Castleman. A differenza delle altre forme di herpes virus non ha distribuzione ubiquitaria.</text:p>
      <text:p text:style-name="P129"/>
      <text:p text:style-name="P160">Diagnosi: <text:span text:style-name="T15">Isolamento virale poco praticabile, si usa la PCR per DNA virale.</text:span></text:p>
      <text:p text:style-name="P132">Sierologia poco rilevante.</text:p>
      <text:p text:style-name="P160">Terapia:<text:span text:style-name="T15"> Aciclovir funziona bene contro HHV-6, non esistono terapie specifiche contro le forme 7 ed 8.</text:span></text:p>
      <text:p text:style-name="P160"><text:span text:style-name="T15"/></text:p>
      <text:p text:style-name="P182">Virus influenzali</text:p>
      <text:p text:style-name="P161">Ortomixovirus:</text:p>
      <text:p text:style-name="P130">Genoma ad ssRNA <text:span text:style-name="T96">a polarità negativa (è necessario che il virus contenga una RNA polimerasi)</text:span>, segmentato. Presente envelope.</text:p>
      <text:p text:style-name="P130">In base alle nucleoproteine si riconoscono 4 forme:</text:p>
      <text:list text:style-name="L18">
        <text:list-item>
          <text:p text:style-name="P220">Infetta umani ed animali, malattia da moderata a grave.</text:p>
        </text:list-item>
        <text:list-item>
          <text:p text:style-name="P220">Infetta solo umani, malattia meno grave.</text:p>
        </text:list-item>
        <text:list-item>
          <text:p text:style-name="P220">Raramente riportato.</text:p>
        </text:list-item>
        <text:list-item>
          <text:p text:style-name="P220">Infetta animali, occasionalmente umani (con conseguenze gravi).</text:p>
        </text:list-item>
      </text:list>
      <text:p text:style-name="P130"/>
      <text:p text:style-name="P130">L’involucro esterno contiene due proteine per tutti i tipi, tranne il tipo A che presenta una proteina aggiuntiva. Le proteine comuni sono la emagglutinina e la neuroaminidasi. </text:p>
      <text:p text:style-name="P131">La particella virale assemblata può avere forma variabile (virioni pleiomorfi).</text:p>
      <text:p text:style-name="P131"/>
      <text:p text:style-name="P162">Emagglutinina:<text:span text:style-name="T15"> lega le molecole di acido sialico dell’epitelio che riveste l’orofaringe.</text:span></text:p>
      <text:p text:style-name="P162">Neuroaminidasi: <text:span text:style-name="T15">taglia la membrana permettendo l’endocitosi del virus.</text:span></text:p>
      <text:p text:style-name="P162"><text:span text:style-name="T15"/></text:p>
      <text:p text:style-name="P133">La discgregazione del capside avviene grazie all’acidificazione della vescicola endosomica. Nel sierotipo A l’acidificazione è favorita dalla proteina M2 (?).</text:p>
      <text:p text:style-name="P133">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162"><text:span text:style-name="T15"/></text:p>
      <text:p text:style-name="P136">Hanno involucro esterno, capside a forma elicoidale. In realtà si tratta di più capsidi ognuno dei quali contiene un segmento del genoma.</text:p>
      <text:p text:style-name="P163"><text:span text:style-name="T15"/></text:p>
      <text:p text:style-name="P136">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36">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136">Può facilitara infezioni opportunistiche, ad esempio polmonite batterica secondaria. </text:p>
      <text:p text:style-name="P136">Mediamente si ha il 10-20% della popolazione totale colpita. L’ospedalizzazione riguarda principalmente anziani o bambini. </text:p>
      <text:p text:style-name="P163"><text:span text:style-name="T15"/></text:p>
      <text:p text:style-name="P163">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63"><text:span text:style-name="T15"/></text:p>
      <text:p text:style-name="P164">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164"><text:span text:style-name="T32"/></text:p>
      <text:p text:style-name="P165">Diagnosi:</text:p>
      <text:p text:style-name="P134">Ricerca di anticorpi inutile: tutti ne hanno qualche forma e si instaurano quando ormai la malattia è finita. Si ricorre quindi all’isolamento virale. Prima si preleva il campione meglio è.</text:p>
      <text:p text:style-name="P135">Determinare se è presente un virus influenzale è inutile: per decidere il trattamento si deve conoscere il sierotipo tramite test antigenico o sequenziamento. Anche il vaccino stagionale è costruito in base al sequenziamento delle specie circolanti.</text:p>
      <text:p text:style-name="P135"/>
      <text:p text:style-name="P166">Terapia:</text:p>
      <text:p text:style-name="P190"><text:span text:style-name="T73">I target principali sono: neutralizzare la neuraminidasi (zanamivir e </text:span>Oseltamivir<text:span text:style-name="T97">) oppure la proteina N2 (presente solo nei sierotipi A, sono farmaci tossici e la maggior parte delle specie circolanti sono ormai resistenti). Si usa anche la ribavirina che è un analogo nucleotidico.</text:span></text:p>
      <text:p text:style-name="P190"/>
      <text:p text:style-name="P191">Per produrre il vaccino si coltiva virus nell’uovo, il problema è che esiste la possibilità di integrare proteine dell’uovo ed indurre allergia nei pazienti.</text:p>
      <text:p text:style-name="P191">È allo studio un processo più costoso e più rischioso che usa cellule invece dell’uovo, la regolamentazione sta spingendo verso questi metodi. I ceppi virali cambiano leggermente tra vaccini coltivati in uovo ed in cellule ingegnerizzate.</text:p>
      <text:p text:style-name="P191">Il tipo di vaccino cambia anche in base alla fascia d’età del soggetto.</text:p>
      <text:p text:style-name="P191"/>
      <text:p text:style-name="P231">H<text:span text:style-name="T118">uman </text:span>I<text:span text:style-name="T118">mmunodeficiency </text:span>V<text:span text:style-name="T118">irus</text:span></text:p>
      <text:p text:style-name="P205">Sembra trasmesso da primati, lo spillover nella specie umana sembra avvenuto più volte tra 300 e 150 anni fa.</text:p>
      <text:p text:style-name="P205">È rimasto a lungo confinato in Africa e poi sparso in tutto il mondo anche tramite lo schiavismo.</text:p>
      <text:p text:style-name="P205">Può essere trasmesso con rapporti sessuali non protetti, condivisione di siringhe tra tossicodipendenti, trasfusioni di sangue infetto e per trasmissione verticale dalla madre al figlio.</text:p>
      <text:p text:style-name="P206">All’inizio una componente rilevante dei soggetti affetti erano persone che avevano bisogno di procedure mediche invasive oppure somministrazione di emoderivati. <text:span text:style-name="T117">Uno dei motivi per cui c’erano così tante sacche di sangue contaminato è che la donazione di sangue in america avveniva a pagamento, quindi molti soggetti che lo facevano erano persone che avevano bisogno di soldi, tra cui tossicodipendenti.</text:span></text:p>
      <text:p text:style-name="P206"/>
      <text:p text:style-name="P207"><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19">Nella stessa famiglia si trovano virus che infettano altri animali, ad esempio capre, gatti, pecore ecc…</text:span></text:p>
      <text:p text:style-name="P207"/>
      <text:p text:style-name="P208">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208"/>
      <text:p text:style-name="P212">Processo infettivo:</text:p>
      <text:p text:style-name="P208">Penetra per <text:span text:style-name="T122">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208">Il virus inizia a trascrivere ed assemblarsi a livello della membrana citoplasmatica.</text:p>
      <text:p text:style-name="P208">Matura dopo la gemmazione.</text:p>
      <text:p text:style-name="P208"/>
      <text:p text:style-name="P208">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20">Teoricamente può indurre trasformazione interrompendo geni cellulari, nella prativa non è mai stata osservata (in vivo l’osservazione è difficile perché tumori insorgono per soppressione del sistema immunitario</text:span><text:span text:style-name="T121">)</text:span><text:span text:style-name="T120">.</text:span></text:p>
      <text:p text:style-name="P209">Un’altra proteina, rev, trasporta i trascritti virali dal nucleo nel citoplasma.</text:p>
      <text:p text:style-name="P209"/>
      <text:p text:style-name="P209">Come fa il virus a regolare la replicazione se ha bisogno di tat e rev? I loro messaggeri come escono dal nucleo? I messaggeri per tat e rev sono abbastanza simili ai messaggeri cellulari da essere esportati normalmente come mRNA cellulari.</text:p>
      <text:p text:style-name="P209"/>
      <text:p text:style-name="P213">Metodo di adsorbimento:<text:span text:style-name="T15"> Esistono due classi di ceppi, uno macrofago-tropico che usa CD4 e CCR5 ed uno linfotropico che usa i recettori CD4 e CXCR4.</text:span></text:p>
      <text:p text:style-name="P213"><text:span text:style-name="T15">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span></text:p>
      <text:p text:style-name="P213"><text:span text:style-name="T15">Il virus legandosi attiva i linfociti CD4+, in questi linfociti attivi il virus replica velocemente ed induce lisi. Ecco perché l’infezione progredisce più velocemente in soggetti con sistema immunitario più attivo.</text:span></text:p>
      <text:p text:style-name="P213"><text:span text:style-name="T15"/></text:p>
      <text:p text:style-name="P213">Fasi dell’infezione:</text:p>
      <text:list text:style-name="L19">
        <text:list-item>
          <text:p text:style-name="P214">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14"><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14">Fase 3:<text:span text:style-name="T15"> Progressione ad AIDS, insorgono infezioni opportunistiche.</text:span></text:p>
        </text:list-item>
      </text:list>
      <text:p text:style-name="P213"><text:span text:style-name="T15">Il virus in sé non uccide, lo fanno le infezioni opportuniste o i tumori che si sviluppano a causa dell’immunodeficienza.</text:span></text:p>
      <text:p text:style-name="P213"><text:span text:style-name="T15"/></text:p>
      <text:p text:style-name="P213">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213"><text:span text:style-name="T15"/></text:p>
      <text:p text:style-name="P213">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213"><text:span text:style-name="T44"/></text:p>
      <text:p text:style-name="P215"><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215"><text:span text:style-name="T15"/></text:p>
      <text:p text:style-name="P216">Diagnosi:<text:span text:style-name="T15"> Il test di eccellenza è il western bl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29T17:20:15.562352145</dc:date>
    <meta:editing-duration>P1DT6H45M30S</meta:editing-duration>
    <meta:editing-cycles>159</meta:editing-cycles>
    <meta:generator>LibreOffice/7.6.3.2$Linux_X86_64 LibreOffice_project/60$Build-2</meta:generator>
    <meta:document-statistic meta:table-count="0" meta:image-count="0" meta:object-count="0" meta:page-count="27" meta:paragraph-count="449" meta:word-count="13393" meta:character-count="90429" meta:non-whitespace-character-count="77527"/>
  </office:meta>
</office:document-meta>
</file>